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811586" calcext:value-type="float">
            <text:p>0,0811586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328.523658244" calcext:value-type="float">
            <text:p>328,523658244</text:p>
          </table:table-cell>
          <table:table-cell table:formula="of:=([.D2]-[.E2])^2" office:value-type="float" office:value="84369.1863472883" calcext:value-type="float">
            <text:p>84369,1863472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939702" calcext:value-type="float">
            <text:p>0,0939702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80.942832108" calcext:value-type="float">
            <text:p>380,942832108</text:p>
          </table:table-cell>
          <table:table-cell table:formula="of:=([.D3]-[.E3])^2" office:value-type="float" office:value="16013.0650381027" calcext:value-type="float">
            <text:p>16013,065038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61486" calcext:value-type="float">
            <text:p>0,161486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657.18642844" calcext:value-type="float">
            <text:p>657,18642844</text:p>
          </table:table-cell>
          <table:table-cell table:formula="of:=([.D4]-[.E4])^2" office:value-type="float" office:value="630137.411994555" calcext:value-type="float">
            <text:p>630137,411994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07226" calcext:value-type="float">
            <text:p>0,407226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662.64146804" calcext:value-type="float">
            <text:p>1662,64146804</text:p>
          </table:table-cell>
          <table:table-cell table:formula="of:=([.D5]-[.E5])^2" office:value-type="float" office:value="319628.223766399" calcext:value-type="float">
            <text:p>319628,223766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97207" calcext:value-type="float">
            <text:p>0,597207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439.95632878" calcext:value-type="float">
            <text:p>2439,95632878</text:p>
          </table:table-cell>
          <table:table-cell table:formula="of:=([.D6]-[.E6])^2" office:value-type="float" office:value="196288.186032444" calcext:value-type="float">
            <text:p>196288,186032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711447" calcext:value-type="float">
            <text:p>0,711447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907.37385838" calcext:value-type="float">
            <text:p>2907,37385838</text:p>
          </table:table-cell>
          <table:table-cell table:formula="of:=([.D7]-[.E7])^2" office:value-type="float" office:value="385.223736648319" calcext:value-type="float">
            <text:p>385,2237366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81878" calcext:value-type="float">
            <text:p>0,681878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786.39111212" calcext:value-type="float">
            <text:p>2786,39111212</text:p>
          </table:table-cell>
          <table:table-cell table:formula="of:=([.D8]-[.E8])^2" office:value-type="float" office:value="260720.351809052" calcext:value-type="float">
            <text:p>260720,351809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886" calcext:value-type="float">
            <text:p>0,6886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813.894444" calcext:value-type="float">
            <text:p>2813,894444</text:p>
          </table:table-cell>
          <table:table-cell table:formula="of:=([.D9]-[.E9])^2" office:value-type="float" office:value="559661.62469331" calcext:value-type="float">
            <text:p>559661,624693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677852" calcext:value-type="float">
            <text:p>0,677852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769.91857208" calcext:value-type="float">
            <text:p>2769,91857208</text:p>
          </table:table-cell>
          <table:table-cell table:formula="of:=([.D10]-[.E10])^2" office:value-type="float" office:value="357700.714500259" calcext:value-type="float">
            <text:p>357700,7145002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58807" calcext:value-type="float">
            <text:p>0,58807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402.5719278" calcext:value-type="float">
            <text:p>2402,5719278</text:p>
          </table:table-cell>
          <table:table-cell table:formula="of:=([.D11]-[.E11])^2" office:value-type="float" office:value="15517.940727972" calcext:value-type="float">
            <text:p>15517,940727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35414" calcext:value-type="float">
            <text:p>0,335414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68.81979756" calcext:value-type="float">
            <text:p>1368,81979756</text:p>
          </table:table-cell>
          <table:table-cell table:formula="of:=([.D12]-[.E12])^2" office:value-type="float" office:value="435835.205687326" calcext:value-type="float">
            <text:p>435835,205687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300749" calcext:value-type="float">
            <text:p>0,300749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226.98656346" calcext:value-type="float">
            <text:p>1226,98656346</text:p>
          </table:table-cell>
          <table:table-cell table:formula="of:=([.D13]-[.E13])^2" office:value-type="float" office:value="46650.9479226916" calcext:value-type="float">
            <text:p>46650,9479226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14227" calcext:value-type="float">
            <text:p>0,14227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578.5633958" calcext:value-type="float">
            <text:p>578,5633958</text:p>
          </table:table-cell>
          <table:table-cell table:formula="of:=([.D14]-[.E14])^2" office:value-type="float" office:value="164887.363556057" calcext:value-type="float">
            <text:p>164887,3635560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809744" calcext:value-type="float">
            <text:p>0,0809744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327.769996576" calcext:value-type="float">
            <text:p>327,769996576</text:p>
          </table:table-cell>
          <table:table-cell table:formula="of:=([.D15]-[.E15])^2" office:value-type="float" office:value="107912.247674338" calcext:value-type="float">
            <text:p>107912,2476743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913867" calcext:value-type="float">
            <text:p>0,0913867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370.372338518" calcext:value-type="float">
            <text:p>370,372338518</text:p>
          </table:table-cell>
          <table:table-cell table:formula="of:=([.D16]-[.E16])^2" office:value-type="float" office:value="139675.860900829" calcext:value-type="float">
            <text:p>139675,860900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152833" calcext:value-type="float">
            <text:p>0,0152833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58.992233282" calcext:value-type="float">
            <text:p>58,992233282</text:p>
          </table:table-cell>
          <table:table-cell table:formula="of:=([.D17]-[.E17])^2" office:value-type="float" office:value="3905.27922060243" calcext:value-type="float">
            <text:p>3905,27922060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121748" calcext:value-type="float">
            <text:p>0,0121748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46.273681192" calcext:value-type="float">
            <text:p>46,273681192</text:p>
          </table:table-cell>
          <table:table-cell table:formula="of:=([.D18]-[.E18])^2" office:value-type="float" office:value="2435.78588988461" calcext:value-type="float">
            <text:p>2435,78588988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679375" calcext:value-type="float">
            <text:p>0,0679375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274.42899875" calcext:value-type="float">
            <text:p>274,42899875</text:p>
          </table:table-cell>
          <table:table-cell table:formula="of:=([.D19]-[.E19])^2" office:value-type="float" office:value="77188.9526492097" calcext:value-type="float">
            <text:p>77188,95264920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809467" calcext:value-type="float">
            <text:p>0,0809467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327.656660918" calcext:value-type="float">
            <text:p>327,656660918</text:p>
          </table:table-cell>
          <table:table-cell table:formula="of:=([.D20]-[.E20])^2" office:value-type="float" office:value="109466.130061645" calcext:value-type="float">
            <text:p>109466,1300616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811905" calcext:value-type="float">
            <text:p>0,0811905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328.65417837" calcext:value-type="float">
            <text:p>328,65417837</text:p>
          </table:table-cell>
          <table:table-cell table:formula="of:=([.D21]-[.E21])^2" office:value-type="float" office:value="109716.079514863" calcext:value-type="float">
            <text:p>109716,0795148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814137" calcext:value-type="float">
            <text:p>0,0814137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329.567410098" calcext:value-type="float">
            <text:p>329,567410098</text:p>
          </table:table-cell>
          <table:table-cell table:formula="of:=([.D22]-[.E22])^2" office:value-type="float" office:value="110687.566054604" calcext:value-type="float">
            <text:p>110687,5660546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812155" calcext:value-type="float">
            <text:p>0,0812155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328.75646687" calcext:value-type="float">
            <text:p>328,75646687</text:p>
          </table:table-cell>
          <table:table-cell table:formula="of:=([.D23]-[.E23])^2" office:value-type="float" office:value="110148.626261677" calcext:value-type="float">
            <text:p>110148,6262616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812184" calcext:value-type="float">
            <text:p>0,0812184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328.768332336" calcext:value-type="float">
            <text:p>328,768332336</text:p>
          </table:table-cell>
          <table:table-cell table:formula="of:=([.D24]-[.E24])^2" office:value-type="float" office:value="109977.349698076" calcext:value-type="float">
            <text:p>109977,3496980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813097" calcext:value-type="float">
            <text:p>0,0813097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329.141889938" calcext:value-type="float">
            <text:p>329,141889938</text:p>
          </table:table-cell>
          <table:table-cell table:formula="of:=([.D25]-[.E25])^2" office:value-type="float" office:value="110610.713447099" calcext:value-type="float">
            <text:p>110610,7134470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810776" calcext:value-type="float">
            <text:p>0,0810776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328.192243504" calcext:value-type="float">
            <text:p>328,192243504</text:p>
          </table:table-cell>
          <table:table-cell table:formula="of:=([.D26]-[.E26])^2" office:value-type="float" office:value="96119.9831512782" calcext:value-type="float">
            <text:p>96119,98315127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878104" calcext:value-type="float">
            <text:p>0,0878104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355.739764016" calcext:value-type="float">
            <text:p>355,739764016</text:p>
          </table:table-cell>
          <table:table-cell table:formula="of:=([.D27]-[.E27])^2" office:value-type="float" office:value="5349.45373212569" calcext:value-type="float">
            <text:p>5349,45373212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68983" calcext:value-type="float">
            <text:p>0,168983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687.86070382" calcext:value-type="float">
            <text:p>687,86070382</text:p>
          </table:table-cell>
          <table:table-cell table:formula="of:=([.D28]-[.E28])^2" office:value-type="float" office:value="112317.506793428" calcext:value-type="float">
            <text:p>112317,5067934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76461" calcext:value-type="float">
            <text:p>0,376461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536.76523994" calcext:value-type="float">
            <text:p>1536,76523994</text:p>
          </table:table-cell>
          <table:table-cell table:formula="of:=([.D29]-[.E29])^2" office:value-type="float" office:value="1073.54865353232" calcext:value-type="float">
            <text:p>1073,54865353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503276" calcext:value-type="float">
            <text:p>0,503276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2055.63388504" calcext:value-type="float">
            <text:p>2055,63388504</text:p>
          </table:table-cell>
          <table:table-cell table:formula="of:=([.D30]-[.E30])^2" office:value-type="float" office:value="115351.691309909" calcext:value-type="float">
            <text:p>115351,6913099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519074" calcext:value-type="float">
            <text:p>0,519074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2120.27203396" calcext:value-type="float">
            <text:p>2120,27203396</text:p>
          </table:table-cell>
          <table:table-cell table:formula="of:=([.D31]-[.E31])^2" office:value-type="float" office:value="899219.172565912" calcext:value-type="float">
            <text:p>899219,1725659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296284" calcext:value-type="float">
            <text:p>0,296284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208.71783736" calcext:value-type="float">
            <text:p>1208,71783736</text:p>
          </table:table-cell>
          <table:table-cell table:formula="of:=([.D32]-[.E32])^2" office:value-type="float" office:value="1284330.20459715" calcext:value-type="float">
            <text:p>1284330,204597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13129" calcext:value-type="float">
            <text:p>0,513129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095.94782866" calcext:value-type="float">
            <text:p>2095,94782866</text:p>
          </table:table-cell>
          <table:table-cell table:formula="of:=([.D33]-[.E33])^2" office:value-type="float" office:value="1397251.86951075" calcext:value-type="float">
            <text:p>1397251,869510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35779" calcext:value-type="float">
            <text:p>0,635779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597.77520966" calcext:value-type="float">
            <text:p>2597,77520966</text:p>
          </table:table-cell>
          <table:table-cell table:formula="of:=([.D34]-[.E34])^2" office:value-type="float" office:value="38897.5044337065" calcext:value-type="float">
            <text:p>38897,50443370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35544" calcext:value-type="float">
            <text:p>0,535544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187.65969776" calcext:value-type="float">
            <text:p>2187,65969776</text:p>
          </table:table-cell>
          <table:table-cell table:formula="of:=([.D35]-[.E35])^2" office:value-type="float" office:value="4947.96259214481" calcext:value-type="float">
            <text:p>4947,96259214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42482" calcext:value-type="float">
            <text:p>0,42482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734.6280228" calcext:value-type="float">
            <text:p>1734,6280228</text:p>
          </table:table-cell>
          <table:table-cell table:formula="of:=([.D36]-[.E36])^2" office:value-type="float" office:value="68449.9606095782" calcext:value-type="float">
            <text:p>68449,96060957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221094" calcext:value-type="float">
            <text:p>0,221094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901.07494476" calcext:value-type="float">
            <text:p>901,07494476</text:p>
          </table:table-cell>
          <table:table-cell table:formula="of:=([.D37]-[.E37])^2" office:value-type="float" office:value="525.550976737274" calcext:value-type="float">
            <text:p>525,55097673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151393" calcext:value-type="float">
            <text:p>0,151393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615.89051522" calcext:value-type="float">
            <text:p>615,89051522</text:p>
          </table:table-cell>
          <table:table-cell table:formula="of:=([.D38]-[.E38])^2" office:value-type="float" office:value="186356.784034796" calcext:value-type="float">
            <text:p>186356,7840347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107867" calcext:value-type="float">
            <text:p>0,107867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437.80214518" calcext:value-type="float">
            <text:p>437,80214518</text:p>
          </table:table-cell>
          <table:table-cell table:formula="of:=([.D39]-[.E39])^2" office:value-type="float" office:value="192345.525456987" calcext:value-type="float">
            <text:p>192345,5254569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56975" calcext:value-type="float">
            <text:p>0,056975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229.5754915" calcext:value-type="float">
            <text:p>229,5754915</text:p>
          </table:table-cell>
          <table:table-cell table:formula="of:=([.D40]-[.E40])^2" office:value-type="float" office:value="54342.8323772866" calcext:value-type="float">
            <text:p>54342,83237728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354139" calcext:value-type="float">
            <text:p>0,0354139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41.357388406" calcext:value-type="float">
            <text:p>141,357388406</text:p>
          </table:table-cell>
          <table:table-cell table:formula="of:=([.D41]-[.E41])^2" office:value-type="float" office:value="3661.13700018689" calcext:value-type="float">
            <text:p>3661,13700018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444032" calcext:value-type="float">
            <text:p>0,0444032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178.137468928" calcext:value-type="float">
            <text:p>178,137468928</text:p>
          </table:table-cell>
          <table:table-cell table:formula="of:=([.D42]-[.E42])^2" office:value-type="float" office:value="32047.2541212805" calcext:value-type="float">
            <text:p>32047,25412128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699475" calcext:value-type="float">
            <text:p>0,0699475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282.65299415" calcext:value-type="float">
            <text:p>282,65299415</text:p>
          </table:table-cell>
          <table:table-cell table:formula="of:=([.D43]-[.E43])^2" office:value-type="float" office:value="81906.4299005419" calcext:value-type="float">
            <text:p>81906,42990054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795732" calcext:value-type="float">
            <text:p>0,0795732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322.036930728" calcext:value-type="float">
            <text:p>322,036930728</text:p>
          </table:table-cell>
          <table:table-cell table:formula="of:=([.D44]-[.E44])^2" office:value-type="float" office:value="106000.337822265" calcext:value-type="float">
            <text:p>106000,3378222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828872" calcext:value-type="float">
            <text:p>0,0828872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335.596294288" calcext:value-type="float">
            <text:p>335,596294288</text:p>
          </table:table-cell>
          <table:table-cell table:formula="of:=([.D45]-[.E45])^2" office:value-type="float" office:value="115013.426103397" calcext:value-type="float">
            <text:p>115013,4261033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747486" calcext:value-type="float">
            <text:p>0,0747486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302.296886844" calcext:value-type="float">
            <text:p>302,296886844</text:p>
          </table:table-cell>
          <table:table-cell table:formula="of:=([.D46]-[.E46])^2" office:value-type="float" office:value="93505.6202597674" calcext:value-type="float">
            <text:p>93505,62025976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809159" calcext:value-type="float">
            <text:p>0,0809159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327.530641486" calcext:value-type="float">
            <text:p>327,530641486</text:p>
          </table:table-cell>
          <table:table-cell table:formula="of:=([.D47]-[.E47])^2" office:value-type="float" office:value="109349.686743112" calcext:value-type="float">
            <text:p>109349,6867431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812254" calcext:value-type="float">
            <text:p>0,0812254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328.796973116" calcext:value-type="float">
            <text:p>328,796973116</text:p>
          </table:table-cell>
          <table:table-cell table:formula="of:=([.D48]-[.E48])^2" office:value-type="float" office:value="110175.514852098" calcext:value-type="float">
            <text:p>110175,5148520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812391" calcext:value-type="float">
            <text:p>0,0812391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328.853027214" calcext:value-type="float">
            <text:p>328,853027214</text:p>
          </table:table-cell>
          <table:table-cell table:formula="of:=([.D49]-[.E49])^2" office:value-type="float" office:value="110485.124540487" calcext:value-type="float">
            <text:p>110485,1245404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811061" calcext:value-type="float">
            <text:p>0,0811061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328.308852394" calcext:value-type="float">
            <text:p>328,308852394</text:p>
          </table:table-cell>
          <table:table-cell table:formula="of:=([.D50]-[.E50])^2" office:value-type="float" office:value="110123.660835215" calcext:value-type="float">
            <text:p>110123,660835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810983" calcext:value-type="float">
            <text:p>0,0810983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328.276938382" calcext:value-type="float">
            <text:p>328,276938382</text:p>
          </table:table-cell>
          <table:table-cell table:formula="of:=([.D51]-[.E51])^2" office:value-type="float" office:value="110102.480597204" calcext:value-type="float">
            <text:p>110102,4805972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810806" calcext:value-type="float">
            <text:p>0,0810806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328.204518124" calcext:value-type="float">
            <text:p>328,204518124</text:p>
          </table:table-cell>
          <table:table-cell table:formula="of:=([.D52]-[.E52])^2" office:value-type="float" office:value="110041.155911108" calcext:value-type="float">
            <text:p>110041,1559111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810775" calcext:value-type="float">
            <text:p>0,0810775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328.19183435" calcext:value-type="float">
            <text:p>328,19183435</text:p>
          </table:table-cell>
          <table:table-cell table:formula="of:=([.D53]-[.E53])^2" office:value-type="float" office:value="85996.6426629051" calcext:value-type="float">
            <text:p>85996,64266290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930095" calcext:value-type="float">
            <text:p>0,0930095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377.01208963" calcext:value-type="float">
            <text:p>377,01208963</text:p>
          </table:table-cell>
          <table:table-cell table:formula="of:=([.D54]-[.E54])^2" office:value-type="float" office:value="21028.466085379" calcext:value-type="float">
            <text:p>21028,4660853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54439" calcext:value-type="float">
            <text:p>0,154439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628.35334606" calcext:value-type="float">
            <text:p>628,35334606</text:p>
          </table:table-cell>
          <table:table-cell table:formula="of:=([.D55]-[.E55])^2" office:value-type="float" office:value="520772.03643421" calcext:value-type="float">
            <text:p>520772,036434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398893" calcext:value-type="float">
            <text:p>0,398893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628.54666522" calcext:value-type="float">
            <text:p>1628,54666522</text:p>
          </table:table-cell>
          <table:table-cell table:formula="of:=([.D56]-[.E56])^2" office:value-type="float" office:value="473970.00478603" calcext:value-type="float">
            <text:p>473970,004786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87034" calcext:value-type="float">
            <text:p>0,587034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398.33309236" calcext:value-type="float">
            <text:p>2398,33309236</text:p>
          </table:table-cell>
          <table:table-cell table:formula="of:=([.D57]-[.E57])^2" office:value-type="float" office:value="362000.830634641" calcext:value-type="float">
            <text:p>362000,830634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724432" calcext:value-type="float">
            <text:p>0,724432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960.50250528" calcext:value-type="float">
            <text:p>2960,50250528</text:p>
          </table:table-cell>
          <table:table-cell table:formula="of:=([.D58]-[.E58])^2" office:value-type="float" office:value="363000.985566886" calcext:value-type="float">
            <text:p>363000,9855668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80649" calcext:value-type="float">
            <text:p>0,80649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296.2460946" calcext:value-type="float">
            <text:p>3296,2460946</text:p>
          </table:table-cell>
          <table:table-cell table:formula="of:=([.D59]-[.E59])^2" office:value-type="float" office:value="43996.2363107793" calcext:value-type="float">
            <text:p>43996,23631077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702838" calcext:value-type="float">
            <text:p>0,702838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872.14979052" calcext:value-type="float">
            <text:p>2872,14979052</text:p>
          </table:table-cell>
          <table:table-cell table:formula="of:=([.D60]-[.E60])^2" office:value-type="float" office:value="881437.181810638" calcext:value-type="float">
            <text:p>881437,1818106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26785" calcext:value-type="float">
            <text:p>0,726785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2970.1298989" calcext:value-type="float">
            <text:p>2970,1298989</text:p>
          </table:table-cell>
          <table:table-cell table:formula="of:=([.D61]-[.E61])^2" office:value-type="float" office:value="172946.374027202" calcext:value-type="float">
            <text:p>172946,3740272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59885" calcext:value-type="float">
            <text:p>0,559885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287.2518729" calcext:value-type="float">
            <text:p>2287,2518729</text:p>
          </table:table-cell>
          <table:table-cell table:formula="of:=([.D62]-[.E62])^2" office:value-type="float" office:value="261887.413089653" calcext:value-type="float">
            <text:p>261887,4130896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44037" calcext:value-type="float">
            <text:p>0,44037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798.2514698" calcext:value-type="float">
            <text:p>1798,2514698</text:p>
          </table:table-cell>
          <table:table-cell table:formula="of:=([.D63]-[.E63])^2" office:value-type="float" office:value="66433.2903774678" calcext:value-type="float">
            <text:p>66433,29037746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75059" calcext:value-type="float">
            <text:p>0,275059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121.87490086" calcext:value-type="float">
            <text:p>1121,87490086</text:p>
          </table:table-cell>
          <table:table-cell table:formula="of:=([.D64]-[.E64])^2" office:value-type="float" office:value="14951.3401831478" calcext:value-type="float">
            <text:p>14951,34018314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12599" calcext:value-type="float">
            <text:p>0,12599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511.9531246" calcext:value-type="float">
            <text:p>511,9531246</text:p>
          </table:table-cell>
          <table:table-cell table:formula="of:=([.D65]-[.E65])^2" office:value-type="float" office:value="262792.721734511" calcext:value-type="float">
            <text:p>262792,7217345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404241" calcext:value-type="float">
            <text:p>0,0404241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161.856822114" calcext:value-type="float">
            <text:p>161,856822114</text:p>
          </table:table-cell>
          <table:table-cell table:formula="of:=([.D66]-[.E66])^2" office:value-type="float" office:value="27356.1087654102" calcext:value-type="float">
            <text:p>27356,10876541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743148" calcext:value-type="float">
            <text:p>0,0743148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300.521976792" calcext:value-type="float">
            <text:p>300,521976792</text:p>
          </table:table-cell>
          <table:table-cell table:formula="of:=([.D67]-[.E67])^2" office:value-type="float" office:value="92453.6857306588" calcext:value-type="float">
            <text:p>92453,68573065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133955" calcext:value-type="float">
            <text:p>0,0133955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51.26822407" calcext:value-type="float">
            <text:p>51,26822407</text:p>
          </table:table-cell>
          <table:table-cell table:formula="of:=([.D68]-[.E68])^2" office:value-type="float" office:value="3003.94142570733" calcext:value-type="float">
            <text:p>3003,94142570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0527905" calcext:value-type="float">
            <text:p>0,00527905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18.059444237" calcext:value-type="float">
            <text:p>18,059444237</text:p>
          </table:table-cell>
          <table:table-cell table:formula="of:=([.D69]-[.E69])^2" office:value-type="float" office:value="466.535991347273" calcext:value-type="float">
            <text:p>466,53599134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808851" calcext:value-type="float">
            <text:p>0,0808851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327.404622054" calcext:value-type="float">
            <text:p>327,404622054</text:p>
          </table:table-cell>
          <table:table-cell table:formula="of:=([.D70]-[.E70])^2" office:value-type="float" office:value="109524.342866465" calcext:value-type="float">
            <text:p>109524,3428664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328.293713696" calcext:value-type="float">
            <text:p>328,293713696</text:p>
          </table:table-cell>
          <table:table-cell table:formula="of:=([.D71]-[.E71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328.293713696" calcext:value-type="float">
            <text:p>328,293713696</text:p>
          </table:table-cell>
          <table:table-cell table:formula="of:=([.D72]-[.E72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328.293713696" calcext:value-type="float">
            <text:p>328,293713696</text:p>
          </table:table-cell>
          <table:table-cell table:formula="of:=([.D73]-[.E73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328.293713696" calcext:value-type="float">
            <text:p>328,293713696</text:p>
          </table:table-cell>
          <table:table-cell table:formula="of:=([.D74]-[.E74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811024" calcext:value-type="float">
            <text:p>0,0811024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328.293713696" calcext:value-type="float">
            <text:p>328,293713696</text:p>
          </table:table-cell>
          <table:table-cell table:formula="of:=([.D75]-[.E75])^2" office:value-type="float" office:value="110093.704429367" calcext:value-type="float">
            <text:p>110093,7044293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811117" calcext:value-type="float">
            <text:p>0,0811117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328.331765018" calcext:value-type="float">
            <text:p>328,331765018</text:p>
          </table:table-cell>
          <table:table-cell table:formula="of:=([.D76]-[.E76])^2" office:value-type="float" office:value="89539.640304056" calcext:value-type="float">
            <text:p>89539,6403040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91217" calcext:value-type="float">
            <text:p>0,091217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369.67800418" calcext:value-type="float">
            <text:p>369,67800418</text:p>
          </table:table-cell>
          <table:table-cell table:formula="of:=([.D77]-[.E77])^2" office:value-type="float" office:value="2946.09699451978" calcext:value-type="float">
            <text:p>2946,09699451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79761" calcext:value-type="float">
            <text:p>0,179761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731.95932194" calcext:value-type="float">
            <text:p>731,95932194</text:p>
          </table:table-cell>
          <table:table-cell table:formula="of:=([.D78]-[.E78])^2" office:value-type="float" office:value="40384.953206995" calcext:value-type="float">
            <text:p>40384,9532069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58709" calcext:value-type="float">
            <text:p>0,258709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054.97822186" calcext:value-type="float">
            <text:p>1054,97822186</text:p>
          </table:table-cell>
          <table:table-cell table:formula="of:=([.D79]-[.E79])^2" office:value-type="float" office:value="10460.4262779805" calcext:value-type="float">
            <text:p>10460,42627798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71823" calcext:value-type="float">
            <text:p>0,371823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517.78867742" calcext:value-type="float">
            <text:p>1517,78867742</text:p>
          </table:table-cell>
          <table:table-cell table:formula="of:=([.D80]-[.E80])^2" office:value-type="float" office:value="159830.816699082" calcext:value-type="float">
            <text:p>159830,8166990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97604" calcext:value-type="float">
            <text:p>0,397604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623.27267016" calcext:value-type="float">
            <text:p>1623,27267016</text:p>
          </table:table-cell>
          <table:table-cell table:formula="of:=([.D81]-[.E81])^2" office:value-type="float" office:value="55566.6971115282" calcext:value-type="float">
            <text:p>55566,69711152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1702" calcext:value-type="float">
            <text:p>0,51702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111.8680108" calcext:value-type="float">
            <text:p>2111,8680108</text:p>
          </table:table-cell>
          <table:table-cell table:formula="of:=([.D82]-[.E82])^2" office:value-type="float" office:value="31731.4999942986" calcext:value-type="float">
            <text:p>31731,4999942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86589" calcext:value-type="float">
            <text:p>0,586589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396.51235706" calcext:value-type="float">
            <text:p>2396,51235706</text:p>
          </table:table-cell>
          <table:table-cell table:formula="of:=([.D83]-[.E83])^2" office:value-type="float" office:value="359415.715467872" calcext:value-type="float">
            <text:p>359415,715467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37289" calcext:value-type="float">
            <text:p>0,37289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522.1543506" calcext:value-type="float">
            <text:p>1522,1543506</text:p>
          </table:table-cell>
          <table:table-cell table:formula="of:=([.D84]-[.E84])^2" office:value-type="float" office:value="248845.983177458" calcext:value-type="float">
            <text:p>248845,9831774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53048" calcext:value-type="float">
            <text:p>0,453048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850.12401392" calcext:value-type="float">
            <text:p>1850,12401392</text:p>
          </table:table-cell>
          <table:table-cell table:formula="of:=([.D85]-[.E85])^2" office:value-type="float" office:value="213557.738148069" calcext:value-type="float">
            <text:p>213557,7381480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38449" calcext:value-type="float">
            <text:p>0,238449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972.08362146" calcext:value-type="float">
            <text:p>972,08362146</text:p>
          </table:table-cell>
          <table:table-cell table:formula="of:=([.D86]-[.E86])^2" office:value-type="float" office:value="344469.2722072" calcext:value-type="float">
            <text:p>344469,27220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83339" calcext:value-type="float">
            <text:p>0,283339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1155.75285206" calcext:value-type="float">
            <text:p>1155,75285206</text:p>
          </table:table-cell>
          <table:table-cell table:formula="of:=([.D87]-[.E87])^2" office:value-type="float" office:value="93667.3881564814" calcext:value-type="float">
            <text:p>93667,38815648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80478" calcext:value-type="float">
            <text:p>0,180478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734.89295612" calcext:value-type="float">
            <text:p>734,89295612</text:p>
          </table:table-cell>
          <table:table-cell table:formula="of:=([.D88]-[.E88])^2" office:value-type="float" office:value="273835.383105721" calcext:value-type="float">
            <text:p>273835,3831057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946081" calcext:value-type="float">
            <text:p>0,0946081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383.552825474" calcext:value-type="float">
            <text:p>383,552825474</text:p>
          </table:table-cell>
          <table:table-cell table:formula="of:=([.D89]-[.E89])^2" office:value-type="float" office:value="147266.232786381" calcext:value-type="float">
            <text:p>147266,2327863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947114" calcext:value-type="float">
            <text:p>0,0947114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383.975481556" calcext:value-type="float">
            <text:p>383,975481556</text:p>
          </table:table-cell>
          <table:table-cell table:formula="of:=([.D90]-[.E90])^2" office:value-type="float" office:value="150168.248445579" calcext:value-type="float">
            <text:p>150168,2484455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239019" calcext:value-type="float">
            <text:p>0,0239019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94.255579926" calcext:value-type="float">
            <text:p>94,255579926</text:p>
          </table:table-cell>
          <table:table-cell table:formula="of:=([.D91]-[.E91])^2" office:value-type="float" office:value="9563.97545306266" calcext:value-type="float">
            <text:p>9563,97545306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255207" calcext:value-type="float">
            <text:p>0,0255207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00.878964878" calcext:value-type="float">
            <text:p>100,878964878</text:p>
          </table:table-cell>
          <table:table-cell table:formula="of:=([.D92]-[.E92])^2" office:value-type="float" office:value="10903.320226193" calcext:value-type="float">
            <text:p>10903,3202261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648426" calcext:value-type="float">
            <text:p>0,0648426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261.766091604" calcext:value-type="float">
            <text:p>261,766091604</text:p>
          </table:table-cell>
          <table:table-cell table:formula="of:=([.D93]-[.E93])^2" office:value-type="float" office:value="70387.3222421901" calcext:value-type="float">
            <text:p>70387,32224219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808487" calcext:value-type="float">
            <text:p>0,0808487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327.255689998" calcext:value-type="float">
            <text:p>327,255689998</text:p>
          </table:table-cell>
          <table:table-cell table:formula="of:=([.D94]-[.E94])^2" office:value-type="float" office:value="109319.959446987" calcext:value-type="float">
            <text:p>109319,9594469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811524" calcext:value-type="float">
            <text:p>0,0811524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328.498290696" calcext:value-type="float">
            <text:p>328,498290696</text:p>
          </table:table-cell>
          <table:table-cell table:formula="of:=([.D95]-[.E95])^2" office:value-type="float" office:value="109983.955857384" calcext:value-type="float">
            <text:p>109983,9558573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812313" calcext:value-type="float">
            <text:p>0,0812313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328.821113202" calcext:value-type="float">
            <text:p>328,821113202</text:p>
          </table:table-cell>
          <table:table-cell table:formula="of:=([.D96]-[.E96])^2" office:value-type="float" office:value="110457.26243985" calcext:value-type="float">
            <text:p>110457,262439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811124" calcext:value-type="float">
            <text:p>0,0811124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328.334629096" calcext:value-type="float">
            <text:p>328,334629096</text:p>
          </table:table-cell>
          <table:table-cell table:formula="of:=([.D97]-[.E97])^2" office:value-type="float" office:value="108599.661840547" calcext:value-type="float">
            <text:p>108599,6618405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818255" calcext:value-type="float">
            <text:p>0,0818255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331.25230627" calcext:value-type="float">
            <text:p>331,25230627</text:p>
          </table:table-cell>
          <table:table-cell table:formula="of:=([.D98]-[.E98])^2" office:value-type="float" office:value="112052.411709884" calcext:value-type="float">
            <text:p>112052,4117098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811705" calcext:value-type="float">
            <text:p>0,0811705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328.57234757" calcext:value-type="float">
            <text:p>328,57234757</text:p>
          </table:table-cell>
          <table:table-cell table:formula="of:=([.D99]-[.E99])^2" office:value-type="float" office:value="110298.611408456" calcext:value-type="float">
            <text:p>110298,6114084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810298" calcext:value-type="float">
            <text:p>0,0810298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327.996667892" calcext:value-type="float">
            <text:p>327,996667892</text:p>
          </table:table-cell>
          <table:table-cell table:formula="of:=([.D100]-[.E100])^2" office:value-type="float" office:value="96414.4009280346" calcext:value-type="float">
            <text:p>96414,40092803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876821" calcext:value-type="float">
            <text:p>0,0876821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355.214819434" calcext:value-type="float">
            <text:p>355,214819434</text:p>
          </table:table-cell>
          <table:table-cell table:formula="of:=([.D101]-[.E101])^2" office:value-type="float" office:value="1963.78833153965" calcext:value-type="float">
            <text:p>1963,78833153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77436" calcext:value-type="float">
            <text:p>0,177436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722.44649144" calcext:value-type="float">
            <text:p>722,44649144</text:p>
          </table:table-cell>
          <table:table-cell table:formula="of:=([.D102]-[.E102])^2" office:value-type="float" office:value="114343.089792238" calcext:value-type="float">
            <text:p>114343,0897922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1033" calcext:value-type="float">
            <text:p>0,21033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857.0336082" calcext:value-type="float">
            <text:p>857,0336082</text:p>
          </table:table-cell>
          <table:table-cell table:formula="of:=([.D103]-[.E103])^2" office:value-type="float" office:value="190473.150021812" calcext:value-type="float">
            <text:p>190473,1500218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09113" calcext:value-type="float">
            <text:p>0,209113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852.05420402" calcext:value-type="float">
            <text:p>852,05420402</text:p>
          </table:table-cell>
          <table:table-cell table:formula="of:=([.D104]-[.E104])^2" office:value-type="float" office:value="811701.592794116" calcext:value-type="float">
            <text:p>811701,5927941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38783" calcext:value-type="float">
            <text:p>0,438783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791.75819582" calcext:value-type="float">
            <text:p>1791,75819582</text:p>
          </table:table-cell>
          <table:table-cell table:formula="of:=([.D105]-[.E105])^2" office:value-type="float" office:value="1057279.19596525" calcext:value-type="float">
            <text:p>1057279,195965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2149" calcext:value-type="float">
            <text:p>0,62149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539.3111946" calcext:value-type="float">
            <text:p>2539,3111946</text:p>
          </table:table-cell>
          <table:table-cell table:formula="of:=([.D106]-[.E106])^2" office:value-type="float" office:value="965679.068183877" calcext:value-type="float">
            <text:p>965679,0681838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74856" calcext:value-type="float">
            <text:p>0,774856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166.81431824" calcext:value-type="float">
            <text:p>3166,81431824</text:p>
          </table:table-cell>
          <table:table-cell table:formula="of:=([.D107]-[.E107])^2" office:value-type="float" office:value="243232.478454771" calcext:value-type="float">
            <text:p>243232,4784547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80793" calcext:value-type="float">
            <text:p>0,80793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3302.1379122" calcext:value-type="float">
            <text:p>3302,1379122</text:p>
          </table:table-cell>
          <table:table-cell table:formula="of:=([.D108]-[.E108])^2" office:value-type="float" office:value="4575915.4166035" calcext:value-type="float">
            <text:p>4575915,41660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0887104" calcext:value-type="float">
            <text:p>0,0887104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359.422150016" calcext:value-type="float">
            <text:p>359,422150016</text:p>
          </table:table-cell>
          <table:table-cell table:formula="of:=([.D109]-[.E109])^2" office:value-type="float" office:value="1539033.37864731" calcext:value-type="float">
            <text:p>1539033,378647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71141" calcext:value-type="float">
            <text:p>0,271141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1105.84424714" calcext:value-type="float">
            <text:p>1105,84424714</text:p>
          </table:table-cell>
          <table:table-cell table:formula="of:=([.D110]-[.E110])^2" office:value-type="float" office:value="48287.5744258594" calcext:value-type="float">
            <text:p>48287,57442585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191628" calcext:value-type="float">
            <text:p>0,191628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780.51362712" calcext:value-type="float">
            <text:p>780,51362712</text:p>
          </table:table-cell>
          <table:table-cell table:formula="of:=([.D111]-[.E111])^2" office:value-type="float" office:value="168.650427917382" calcext:value-type="float">
            <text:p>168,65042791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521971" calcext:value-type="float">
            <text:p>0,0521971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210.026522534" calcext:value-type="float">
            <text:p>210,026522534</text:p>
          </table:table-cell>
          <table:table-cell table:formula="of:=([.D112]-[.E112])^2" office:value-type="float" office:value="1912.02404224856" calcext:value-type="float">
            <text:p>1912,02404224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29677" calcext:value-type="float">
            <text:p>0,129677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527.03863258" calcext:value-type="float">
            <text:p>527,03863258</text:p>
          </table:table-cell>
          <table:table-cell table:formula="of:=([.D113]-[.E113])^2" office:value-type="float" office:value="279913.618823237" calcext:value-type="float">
            <text:p>279913,6188232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366684" calcext:value-type="float">
            <text:p>0,0366684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146.490225336" calcext:value-type="float">
            <text:p>146,490225336</text:p>
          </table:table-cell>
          <table:table-cell table:formula="of:=([.D114]-[.E114])^2" office:value-type="float" office:value="21871.5192923351" calcext:value-type="float">
            <text:p>21871,51929233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575553" calcext:value-type="float">
            <text:p>0,0575553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31.949812162" calcext:value-type="float">
            <text:p>231,949812162</text:p>
          </table:table-cell>
          <table:table-cell table:formula="of:=([.D115]-[.E115])^2" office:value-type="float" office:value="54947.9605971916" calcext:value-type="float">
            <text:p>54947,96059719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278744" calcext:value-type="float">
            <text:p>0,0278744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10.509222576" calcext:value-type="float">
            <text:p>110,509222576</text:p>
          </table:table-cell>
          <table:table-cell table:formula="of:=([.D116]-[.E116])^2" office:value-type="float" office:value="12658.3255304369" calcext:value-type="float">
            <text:p>12658,32553043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686993" calcext:value-type="float">
            <text:p>0,0686993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277.545933922" calcext:value-type="float">
            <text:p>277,545933922</text:p>
          </table:table-cell>
          <table:table-cell table:formula="of:=([.D117]-[.E117])^2" office:value-type="float" office:value="79009.3022488029" calcext:value-type="float">
            <text:p>79009,30224880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81046" calcext:value-type="float">
            <text:p>0,081046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328.06295084" calcext:value-type="float">
            <text:p>328,06295084</text:p>
          </table:table-cell>
          <table:table-cell table:formula="of:=([.D118]-[.E118])^2" office:value-type="float" office:value="109053.802494843" calcext:value-type="float">
            <text:p>109053,8024948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813593" calcext:value-type="float">
            <text:p>0,0813593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329.344830322" calcext:value-type="float">
            <text:p>329,344830322</text:p>
          </table:table-cell>
          <table:table-cell table:formula="of:=([.D119]-[.E119])^2" office:value-type="float" office:value="109570.816878118" calcext:value-type="float">
            <text:p>109570,816878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816677" calcext:value-type="float">
            <text:p>0,0816677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330.606661258" calcext:value-type="float">
            <text:p>330,606661258</text:p>
          </table:table-cell>
          <table:table-cell table:formula="of:=([.D120]-[.E120])^2" office:value-type="float" office:value="111006.689103684" calcext:value-type="float">
            <text:p>111006,6891036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813088" calcext:value-type="float">
            <text:p>0,0813088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329.138207552" calcext:value-type="float">
            <text:p>329,138207552</text:p>
          </table:table-cell>
          <table:table-cell table:formula="of:=([.D121]-[.E121])^2" office:value-type="float" office:value="110674.789780012" calcext:value-type="float">
            <text:p>110674,7897800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811173" calcext:value-type="float">
            <text:p>0,0811173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328.354677642" calcext:value-type="float">
            <text:p>328,354677642</text:p>
          </table:table-cell>
          <table:table-cell table:formula="of:=([.D122]-[.E122])^2" office:value-type="float" office:value="110154.077047087" calcext:value-type="float">
            <text:p>110154,0770470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810159" calcext:value-type="float">
            <text:p>0,0810159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327.939795486" calcext:value-type="float">
            <text:p>327,939795486</text:p>
          </table:table-cell>
          <table:table-cell table:formula="of:=([.D123]-[.E123])^2" office:value-type="float" office:value="109819.196572956" calcext:value-type="float">
            <text:p>109819,1965729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81007" calcext:value-type="float">
            <text:p>0,081007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327.90338078" calcext:value-type="float">
            <text:p>327,90338078</text:p>
          </table:table-cell>
          <table:table-cell table:formula="of:=([.D124]-[.E124])^2" office:value-type="float" office:value="95594.3738000429" calcext:value-type="float">
            <text:p>95594,37380004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879462" calcext:value-type="float">
            <text:p>0,0879462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356.295395148" calcext:value-type="float">
            <text:p>356,295395148</text:p>
          </table:table-cell>
          <table:table-cell table:formula="of:=([.D125]-[.E125])^2" office:value-type="float" office:value="40923.4925016992" calcext:value-type="float">
            <text:p>40923,49250169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29911" calcext:value-type="float">
            <text:p>0,129911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527.99605294" calcext:value-type="float">
            <text:p>527,99605294</text:p>
          </table:table-cell>
          <table:table-cell table:formula="of:=([.D126]-[.E126])^2" office:value-type="float" office:value="338730.051476788" calcext:value-type="float">
            <text:p>338730,0514767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367771" calcext:value-type="float">
            <text:p>0,367771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501.20975734" calcext:value-type="float">
            <text:p>1501,20975734</text:p>
          </table:table-cell>
          <table:table-cell table:formula="of:=([.D127]-[.E127])^2" office:value-type="float" office:value="498140.441627422" calcext:value-type="float">
            <text:p>498140,4416274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5324" calcext:value-type="float">
            <text:p>0,55324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260.0635896" calcext:value-type="float">
            <text:p>2260,0635896</text:p>
          </table:table-cell>
          <table:table-cell table:formula="of:=([.D128]-[.E128])^2" office:value-type="float" office:value="572950.44283801" calcext:value-type="float">
            <text:p>572950,442838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712353" calcext:value-type="float">
            <text:p>0,712353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911.08079362" calcext:value-type="float">
            <text:p>2911,08079362</text:p>
          </table:table-cell>
          <table:table-cell table:formula="of:=([.D129]-[.E129])^2" office:value-type="float" office:value="41582.6576015708" calcext:value-type="float">
            <text:p>41582,65760157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734199" calcext:value-type="float">
            <text:p>0,734199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3000.46457646" calcext:value-type="float">
            <text:p>3000,46457646</text:p>
          </table:table-cell>
          <table:table-cell table:formula="of:=([.D130]-[.E130])^2" office:value-type="float" office:value="195838.885610855" calcext:value-type="float">
            <text:p>195838,8856108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34384" calcext:value-type="float">
            <text:p>0,734384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3001.22151136" calcext:value-type="float">
            <text:p>3001,22151136</text:p>
          </table:table-cell>
          <table:table-cell table:formula="of:=([.D131]-[.E131])^2" office:value-type="float" office:value="293522.51012488" calcext:value-type="float">
            <text:p>293522,510124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6666" calcext:value-type="float">
            <text:p>0,66666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724.1260564" calcext:value-type="float">
            <text:p>2724,1260564</text:p>
          </table:table-cell>
          <table:table-cell table:formula="of:=([.D132]-[.E132])^2" office:value-type="float" office:value="534179.554509222" calcext:value-type="float">
            <text:p>534179,5545092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04211" calcext:value-type="float">
            <text:p>0,604211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468.61347494" calcext:value-type="float">
            <text:p>2468,61347494</text:p>
          </table:table-cell>
          <table:table-cell table:formula="of:=([.D133]-[.E133])^2" office:value-type="float" office:value="157916.213943075" calcext:value-type="float">
            <text:p>157916,2139430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56496" calcext:value-type="float">
            <text:p>0,456496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864.23164384" calcext:value-type="float">
            <text:p>1864,23164384</text:p>
          </table:table-cell>
          <table:table-cell table:formula="of:=([.D134]-[.E134])^2" office:value-type="float" office:value="35633.0895625247" calcext:value-type="float">
            <text:p>35633,08956252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79316" calcext:value-type="float">
            <text:p>0,279316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139.29258664" calcext:value-type="float">
            <text:p>1139,29258664</text:p>
          </table:table-cell>
          <table:table-cell table:formula="of:=([.D135]-[.E135])^2" office:value-type="float" office:value="33779.4907360518" calcext:value-type="float">
            <text:p>33779,49073605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12973" calcext:value-type="float">
            <text:p>0,12973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527.2554842" calcext:value-type="float">
            <text:p>527,2554842</text:p>
          </table:table-cell>
          <table:table-cell table:formula="of:=([.D136]-[.E136])^2" office:value-type="float" office:value="179145.212024534" calcext:value-type="float">
            <text:p>179145,2120245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771939" calcext:value-type="float">
            <text:p>0,0771939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312.301929606" calcext:value-type="float">
            <text:p>312,301929606</text:p>
          </table:table-cell>
          <table:table-cell table:formula="of:=([.D137]-[.E137])^2" office:value-type="float" office:value="770352.220859011" calcext:value-type="float">
            <text:p>770352,2208590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22158" calcext:value-type="float">
            <text:p>0,22158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903.0634332" calcext:value-type="float">
            <text:p>903,0634332</text:p>
          </table:table-cell>
          <table:table-cell table:formula="of:=([.D138]-[.E138])^2" office:value-type="float" office:value="821929.785090027" calcext:value-type="float">
            <text:p>821929,7850900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690764" calcext:value-type="float">
            <text:p>0,0690764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279.088853656" calcext:value-type="float">
            <text:p>279,088853656</text:p>
          </table:table-cell>
          <table:table-cell table:formula="of:=([.D139]-[.E139])^2" office:value-type="float" office:value="79879.0689189047" calcext:value-type="float">
            <text:p>79879,06891890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178577" calcext:value-type="float">
            <text:p>0,0178577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69.525493858" calcext:value-type="float">
            <text:p>69,525493858</text:p>
          </table:table-cell>
          <table:table-cell table:formula="of:=([.D140]-[.E140])^2" office:value-type="float" office:value="4090401.07542566" calcext:value-type="float">
            <text:p>4090401,075425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345935" calcext:value-type="float">
            <text:p>0,345935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411.8668899" calcext:value-type="float">
            <text:p>1411,8668899</text:p>
          </table:table-cell>
          <table:table-cell table:formula="of:=([.D141]-[.E141])^2" office:value-type="float" office:value="2003376.66397639" calcext:value-type="float">
            <text:p>2003376,663976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588151" calcext:value-type="float">
            <text:p>0,0588151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237.104334254" calcext:value-type="float">
            <text:p>237,104334254</text:p>
          </table:table-cell>
          <table:table-cell table:formula="of:=([.D142]-[.E142])^2" office:value-type="float" office:value="57909.6956085509" calcext:value-type="float">
            <text:p>57909,69560855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142189" calcext:value-type="float">
            <text:p>0,142189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578.23198106" calcext:value-type="float">
            <text:p>578,23198106</text:p>
          </table:table-cell>
          <table:table-cell table:formula="of:=([.D143]-[.E143])^2" office:value-type="float" office:value="338447.002595025" calcext:value-type="float">
            <text:p>338447,0025950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194881" calcext:value-type="float">
            <text:p>0,194881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793.82340674" calcext:value-type="float">
            <text:p>793,82340674</text:p>
          </table:table-cell>
          <table:table-cell table:formula="of:=([.D144]-[.E144])^2" office:value-type="float" office:value="8411030.44459816" calcext:value-type="float">
            <text:p>8411030,444598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971781" calcext:value-type="float">
            <text:p>0,0971781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394.068083274" calcext:value-type="float">
            <text:p>394,068083274</text:p>
          </table:table-cell>
          <table:table-cell table:formula="of:=([.D145]-[.E145])^2" office:value-type="float" office:value="158092.187884824" calcext:value-type="float">
            <text:p>158092,1878848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599705" calcext:value-type="float">
            <text:p>0,0599705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241.83169957" calcext:value-type="float">
            <text:p>241,83169957</text:p>
          </table:table-cell>
          <table:table-cell table:formula="of:=([.D146]-[.E146])^2" office:value-type="float" office:value="4199089.59046111" calcext:value-type="float">
            <text:p>4199089,590461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390892" calcext:value-type="float">
            <text:p>0,390892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1595.81025368" calcext:value-type="float">
            <text:p>1595,81025368</text:p>
          </table:table-cell>
          <table:table-cell table:formula="of:=([.D147]-[.E147])^2" office:value-type="float" office:value="2557889.24700868" calcext:value-type="float">
            <text:p>2557889,247008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230486" calcext:value-type="float">
            <text:p>0,230486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939.50268844" calcext:value-type="float">
            <text:p>939,50268844</text:p>
          </table:table-cell>
          <table:table-cell table:formula="of:=([.D148]-[.E148])^2" office:value-type="float" office:value="889329.512220143" calcext:value-type="float">
            <text:p>889329,5122201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144119" calcext:value-type="float">
            <text:p>-0,144119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593.20865326" calcext:value-type="float">
            <text:p>-593,20865326</text:p>
          </table:table-cell>
          <table:table-cell table:formula="of:=([.D149]-[.E149])^2" office:value-type="float" office:value="17249134.1235848" calcext:value-type="float">
            <text:p>17249134,12358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275066" calcext:value-type="float">
            <text:p>0,275066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121.90354164" calcext:value-type="float">
            <text:p>1121,90354164</text:p>
          </table:table-cell>
          <table:table-cell table:formula="of:=([.D150]-[.E150])^2" office:value-type="float" office:value="1265857.97936951" calcext:value-type="float">
            <text:p>1265857,97936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106231" calcext:value-type="float">
            <text:p>-0,106231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-438.18838574" calcext:value-type="float">
            <text:p>-438,18838574</text:p>
          </table:table-cell>
          <table:table-cell table:formula="of:=([.D151]-[.E151])^2" office:value-type="float" office:value="14418624.779012" calcext:value-type="float">
            <text:p>14418624,7790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378012" calcext:value-type="float">
            <text:p>0,378012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1543.11121848" calcext:value-type="float">
            <text:p>1543,11121848</text:p>
          </table:table-cell>
          <table:table-cell table:formula="of:=([.D152]-[.E152])^2" office:value-type="float" office:value="2253155.3484741" calcext:value-type="float">
            <text:p>2253155,34847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390077" calcext:value-type="float">
            <text:p>0,390077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1592.47564858" calcext:value-type="float">
            <text:p>1592,47564858</text:p>
          </table:table-cell>
          <table:table-cell table:formula="of:=([.D153]-[.E153])^2" office:value-type="float" office:value="4539142.10662622" calcext:value-type="float">
            <text:p>4539142,106626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-0.0905696" calcext:value-type="float">
            <text:p>-0,0905696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-374.109141184" calcext:value-type="float">
            <text:p>-374,109141184</text:p>
          </table:table-cell>
          <table:table-cell table:formula="of:=([.D154]-[.E154])^2" office:value-type="float" office:value="383296.361663442" calcext:value-type="float">
            <text:p>383296,3616634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380791" calcext:value-type="float">
            <text:p>0,380791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1554.48160814" calcext:value-type="float">
            <text:p>1554,48160814</text:p>
          </table:table-cell>
          <table:table-cell table:formula="of:=([.D155]-[.E155])^2" office:value-type="float" office:value="2422043.56549274" calcext:value-type="float">
            <text:p>2422043,565492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0.0500304" calcext:value-type="float">
            <text:p>-0,0500304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-208.241382816" calcext:value-type="float">
            <text:p>-208,241382816</text:p>
          </table:table-cell>
          <table:table-cell table:formula="of:=([.D156]-[.E156])^2" office:value-type="float" office:value="41902.6561267826" calcext:value-type="float">
            <text:p>41902,65612678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249903" calcext:value-type="float">
            <text:p>0,249903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018.94812062" calcext:value-type="float">
            <text:p>1018,94812062</text:p>
          </table:table-cell>
          <table:table-cell table:formula="of:=([.D157]-[.E157])^2" office:value-type="float" office:value="3261819.35831616" calcext:value-type="float">
            <text:p>3261819,358316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-0.0133542" calcext:value-type="float">
            <text:p>-0,0133542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-58.179243468" calcext:value-type="float">
            <text:p>-58,179243468</text:p>
          </table:table-cell>
          <table:table-cell table:formula="of:=([.D158]-[.E158])^2" office:value-type="float" office:value="4584640.43570822" calcext:value-type="float">
            <text:p>4584640,435708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441567" calcext:value-type="float">
            <text:p>0,441567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803.14904318" calcext:value-type="float">
            <text:p>1803,14904318</text:p>
          </table:table-cell>
          <table:table-cell table:formula="of:=([.D159]-[.E159])^2" office:value-type="float" office:value="690975.799445961" calcext:value-type="float">
            <text:p>690975,7994459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412769" calcext:value-type="float">
            <text:p>0,412769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685.32087426" calcext:value-type="float">
            <text:p>1685,32087426</text:p>
          </table:table-cell>
          <table:table-cell table:formula="of:=([.D160]-[.E160])^2" office:value-type="float" office:value="2503739.2883135" calcext:value-type="float">
            <text:p>2503739,28831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0963937" calcext:value-type="float">
            <text:p>0,0963937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390.858679298" calcext:value-type="float">
            <text:p>390,858679298</text:p>
          </table:table-cell>
          <table:table-cell table:formula="of:=([.D161]-[.E161])^2" office:value-type="float" office:value="153561.062075383" calcext:value-type="float">
            <text:p>153561,0620753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791502" calcext:value-type="float">
            <text:p>0,0791502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320.306209308" calcext:value-type="float">
            <text:p>320,306209308</text:p>
          </table:table-cell>
          <table:table-cell table:formula="of:=([.D162]-[.E162])^2" office:value-type="float" office:value="104876.367283161" calcext:value-type="float">
            <text:p>104876,367283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0863096" calcext:value-type="float">
            <text:p>0,00863096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31.7739180784" calcext:value-type="float">
            <text:p>31,7739180784</text:p>
          </table:table-cell>
          <table:table-cell table:formula="of:=([.D163]-[.E163])^2" office:value-type="float" office:value="1247.07281004795" calcext:value-type="float">
            <text:p>1247,0728100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116845" calcext:value-type="float">
            <text:p>0,0116845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44.26759913" calcext:value-type="float">
            <text:p>44,26759913</text:p>
          </table:table-cell>
          <table:table-cell table:formula="of:=([.D164]-[.E164])^2" office:value-type="float" office:value="2285.56653457478" calcext:value-type="float">
            <text:p>2285,56653457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730648" calcext:value-type="float">
            <text:p>0,0730648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95.407551792" calcext:value-type="float">
            <text:p>295,407551792</text:p>
          </table:table-cell>
          <table:table-cell table:formula="of:=([.D165]-[.E165])^2" office:value-type="float" office:value="89369.6387224305" calcext:value-type="float">
            <text:p>89369,63872243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809102" calcext:value-type="float">
            <text:p>0,0809102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327.507319708" calcext:value-type="float">
            <text:p>327,507319708</text:p>
          </table:table-cell>
          <table:table-cell table:formula="of:=([.D166]-[.E166])^2" office:value-type="float" office:value="109592.327885851" calcext:value-type="float">
            <text:p>109592,3278858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328.293713696" calcext:value-type="float">
            <text:p>328,293713696</text:p>
          </table:table-cell>
          <table:table-cell table:formula="of:=([.D167]-[.E167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328.293713696" calcext:value-type="float">
            <text:p>328,293713696</text:p>
          </table:table-cell>
          <table:table-cell table:formula="of:=([.D168]-[.E168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328.293713696" calcext:value-type="float">
            <text:p>328,293713696</text:p>
          </table:table-cell>
          <table:table-cell table:formula="of:=([.D169]-[.E169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328.293713696" calcext:value-type="float">
            <text:p>328,293713696</text:p>
          </table:table-cell>
          <table:table-cell table:formula="of:=([.D170]-[.E170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328.293713696" calcext:value-type="float">
            <text:p>328,293713696</text:p>
          </table:table-cell>
          <table:table-cell table:formula="of:=([.D171]-[.E171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811024" calcext:value-type="float">
            <text:p>0,0811024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328.293713696" calcext:value-type="float">
            <text:p>328,293713696</text:p>
          </table:table-cell>
          <table:table-cell table:formula="of:=([.D172]-[.E172])^2" office:value-type="float" office:value="85698.8817068837" calcext:value-type="float">
            <text:p>85698,88170688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931959" calcext:value-type="float">
            <text:p>0,0931959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377.774752686" calcext:value-type="float">
            <text:p>377,774752686</text:p>
          </table:table-cell>
          <table:table-cell table:formula="of:=([.D173]-[.E173])^2" office:value-type="float" office:value="24547.0199958645" calcext:value-type="float">
            <text:p>24547,01999586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51126" calcext:value-type="float">
            <text:p>0,151126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614.79807404" calcext:value-type="float">
            <text:p>614,79807404</text:p>
          </table:table-cell>
          <table:table-cell table:formula="of:=([.D174]-[.E174])^2" office:value-type="float" office:value="388381.873389138" calcext:value-type="float">
            <text:p>388381,8733891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389853" calcext:value-type="float">
            <text:p>0,389853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591.55914362" calcext:value-type="float">
            <text:p>1591,55914362</text:p>
          </table:table-cell>
          <table:table-cell table:formula="of:=([.D175]-[.E175])^2" office:value-type="float" office:value="575232.123584178" calcext:value-type="float">
            <text:p>575232,123584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71886" calcext:value-type="float">
            <text:p>0,571886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336.35444444" calcext:value-type="float">
            <text:p>2336,35444444</text:p>
          </table:table-cell>
          <table:table-cell table:formula="of:=([.D176]-[.E176])^2" office:value-type="float" office:value="424644.205135177" calcext:value-type="float">
            <text:p>424644,2051351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723542" calcext:value-type="float">
            <text:p>0,723542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956.86103468" calcext:value-type="float">
            <text:p>2956,86103468</text:p>
          </table:table-cell>
          <table:table-cell table:formula="of:=([.D177]-[.E177])^2" office:value-type="float" office:value="199038.606500541" calcext:value-type="float">
            <text:p>199038,6065005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87548" calcext:value-type="float">
            <text:p>0,787548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3218.74414392" calcext:value-type="float">
            <text:p>3218,74414392</text:p>
          </table:table-cell>
          <table:table-cell table:formula="of:=([.D178]-[.E178])^2" office:value-type="float" office:value="169132.362457825" calcext:value-type="float">
            <text:p>169132,3624578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52332" calcext:value-type="float">
            <text:p>0,752332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3074.65647128" calcext:value-type="float">
            <text:p>3074,65647128</text:p>
          </table:table-cell>
          <table:table-cell table:formula="of:=([.D179]-[.E179])^2" office:value-type="float" office:value="178375.404577478" calcext:value-type="float">
            <text:p>178375,4045774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40149" calcext:value-type="float">
            <text:p>0,640149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615.65523946" calcext:value-type="float">
            <text:p>2615,65523946</text:p>
          </table:table-cell>
          <table:table-cell table:formula="of:=([.D180]-[.E180])^2" office:value-type="float" office:value="601156.362082652" calcext:value-type="float">
            <text:p>601156,3620826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92532" calcext:value-type="float">
            <text:p>0,592532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420.82837928" calcext:value-type="float">
            <text:p>2420,82837928</text:p>
          </table:table-cell>
          <table:table-cell table:formula="of:=([.D181]-[.E181])^2" office:value-type="float" office:value="222946.302280814" calcext:value-type="float">
            <text:p>222946,3022808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50651" calcext:value-type="float">
            <text:p>0,450651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840.31659254" calcext:value-type="float">
            <text:p>1840,31659254</text:p>
          </table:table-cell>
          <table:table-cell table:formula="of:=([.D182]-[.E182])^2" office:value-type="float" office:value="62842.7507582264" calcext:value-type="float">
            <text:p>62842,75075822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81426" calcext:value-type="float">
            <text:p>0,281426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147.92573604" calcext:value-type="float">
            <text:p>1147,92573604</text:p>
          </table:table-cell>
          <table:table-cell table:formula="of:=([.D183]-[.E183])^2" office:value-type="float" office:value="33717.8555147377" calcext:value-type="float">
            <text:p>33717,85551473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125209" calcext:value-type="float">
            <text:p>0,125209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508.75763186" calcext:value-type="float">
            <text:p>508,75763186</text:p>
          </table:table-cell>
          <table:table-cell table:formula="of:=([.D184]-[.E184])^2" office:value-type="float" office:value="171891.33076479" calcext:value-type="float">
            <text:p>171891,330764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712737" calcext:value-type="float">
            <text:p>0,0712737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288.079194498" calcext:value-type="float">
            <text:p>288,079194498</text:p>
          </table:table-cell>
          <table:table-cell table:formula="of:=([.D185]-[.E185])^2" office:value-type="float" office:value="83705.5951885235" calcext:value-type="float">
            <text:p>83705,59518852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776058" calcext:value-type="float">
            <text:p>0,0776058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313.987234932" calcext:value-type="float">
            <text:p>313,987234932</text:p>
          </table:table-cell>
          <table:table-cell table:formula="of:=([.D186]-[.E186])^2" office:value-type="float" office:value="100823.544923562" calcext:value-type="float">
            <text:p>100823,5449235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0746635" calcext:value-type="float">
            <text:p>0,00746635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27.008869679" calcext:value-type="float">
            <text:p>27,008869679</text:p>
          </table:table-cell>
          <table:table-cell table:formula="of:=([.D187]-[.E187])^2" office:value-type="float" office:value="933.233438664525" calcext:value-type="float">
            <text:p>933,23343866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118486" calcext:value-type="float">
            <text:p>0,0118486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44.939020844" calcext:value-type="float">
            <text:p>44,939020844</text:p>
          </table:table-cell>
          <table:table-cell table:formula="of:=([.D188]-[.E188])^2" office:value-type="float" office:value="2350.21546199299" calcext:value-type="float">
            <text:p>2350,21546199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737308" calcext:value-type="float">
            <text:p>0,0737308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98.132517432" calcext:value-type="float">
            <text:p>298,132517432</text:p>
          </table:table-cell>
          <table:table-cell table:formula="of:=([.D189]-[.E189])^2" office:value-type="float" office:value="91006.3077737603" calcext:value-type="float">
            <text:p>91006,30777376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809277" calcext:value-type="float">
            <text:p>0,0809277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327.578921658" calcext:value-type="float">
            <text:p>327,578921658</text:p>
          </table:table-cell>
          <table:table-cell table:formula="of:=([.D190]-[.E190])^2" office:value-type="float" office:value="109639.740279957" calcext:value-type="float">
            <text:p>109639,74027995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328.293713696" calcext:value-type="float">
            <text:p>328,293713696</text:p>
          </table:table-cell>
          <table:table-cell table:formula="of:=([.D191]-[.E191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811024" calcext:value-type="float">
            <text:p>0,0811024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328.293713696" calcext:value-type="float">
            <text:p>328,293713696</text:p>
          </table:table-cell>
          <table:table-cell table:formula="of:=([.D192]-[.E192])^2" office:value-type="float" office:value="110060.526660002" calcext:value-type="float">
            <text:p>110060,5266600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811274" calcext:value-type="float">
            <text:p>0,0811274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328.396002196" calcext:value-type="float">
            <text:p>328,396002196</text:p>
          </table:table-cell>
          <table:table-cell table:formula="of:=([.D193]-[.E193])^2" office:value-type="float" office:value="109909.489502972" calcext:value-type="float">
            <text:p>109909,4895029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812324" calcext:value-type="float">
            <text:p>0,0812324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328.825613896" calcext:value-type="float">
            <text:p>328,825613896</text:p>
          </table:table-cell>
          <table:table-cell table:formula="of:=([.D194]-[.E194])^2" office:value-type="float" office:value="110466.901300465" calcext:value-type="float">
            <text:p>110466,9013004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81111" calcext:value-type="float">
            <text:p>0,081111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328.32890094" calcext:value-type="float">
            <text:p>328,32890094</text:p>
          </table:table-cell>
          <table:table-cell table:formula="of:=([.D195]-[.E195])^2" office:value-type="float" office:value="110136.967411124" calcext:value-type="float">
            <text:p>110136,9674111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810962" calcext:value-type="float">
            <text:p>0,0810962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328.268346148" calcext:value-type="float">
            <text:p>328,268346148</text:p>
          </table:table-cell>
          <table:table-cell table:formula="of:=([.D196]-[.E196])^2" office:value-type="float" office:value="98243.6020296669" calcext:value-type="float">
            <text:p>98243,602029666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868165" calcext:value-type="float">
            <text:p>0,0868165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351.67318241" calcext:value-type="float">
            <text:p>351,67318241</text:p>
          </table:table-cell>
          <table:table-cell table:formula="of:=([.D197]-[.E197])^2" office:value-type="float" office:value="25815.857655241" calcext:value-type="float">
            <text:p>25815,8576552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40891" calcext:value-type="float">
            <text:p>0,140891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572.92116214" calcext:value-type="float">
            <text:p>572,92116214</text:p>
          </table:table-cell>
          <table:table-cell table:formula="of:=([.D198]-[.E198])^2" office:value-type="float" office:value="41484.2637882841" calcext:value-type="float">
            <text:p>41484,26378828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20568" calcext:value-type="float">
            <text:p>0,320568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308.07679472" calcext:value-type="float">
            <text:p>1308,07679472</text:p>
          </table:table-cell>
          <table:table-cell table:formula="of:=([.D199]-[.E199])^2" office:value-type="float" office:value="763743.687758564" calcext:value-type="float">
            <text:p>763743,6877585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01421" calcext:value-type="float">
            <text:p>0,501421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048.04407834" calcext:value-type="float">
            <text:p>2048,04407834</text:p>
          </table:table-cell>
          <table:table-cell table:formula="of:=([.D200]-[.E200])^2" office:value-type="float" office:value="1030134.86079616" calcext:value-type="float">
            <text:p>1030134,860796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701493" calcext:value-type="float">
            <text:p>0,701493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866.64666922" calcext:value-type="float">
            <text:p>2866,64666922</text:p>
          </table:table-cell>
          <table:table-cell table:formula="of:=([.D201]-[.E201])^2" office:value-type="float" office:value="453404.156057628" calcext:value-type="float">
            <text:p>453404,1560576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811257" calcext:value-type="float">
            <text:p>0,811257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315.75046578" calcext:value-type="float">
            <text:p>3315,75046578</text:p>
          </table:table-cell>
          <table:table-cell table:formula="of:=([.D202]-[.E202])^2" office:value-type="float" office:value="200926.865405333" calcext:value-type="float">
            <text:p>200926,8654053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805556" calcext:value-type="float">
            <text:p>0,805556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292.42459624" calcext:value-type="float">
            <text:p>3292,42459624</text:p>
          </table:table-cell>
          <table:table-cell table:formula="of:=([.D203]-[.E203])^2" office:value-type="float" office:value="174368.370615971" calcext:value-type="float">
            <text:p>174368,3706159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693944" calcext:value-type="float">
            <text:p>0,693944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835.75963376" calcext:value-type="float">
            <text:p>2835,75963376</text:p>
          </table:table-cell>
          <table:table-cell table:formula="of:=([.D204]-[.E204])^2" office:value-type="float" office:value="307181.986911231" calcext:value-type="float">
            <text:p>307181,9869112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78043" calcext:value-type="float">
            <text:p>0,578043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361.54605622" calcext:value-type="float">
            <text:p>2361,54605622</text:p>
          </table:table-cell>
          <table:table-cell table:formula="of:=([.D205]-[.E205])^2" office:value-type="float" office:value="202908.810404322" calcext:value-type="float">
            <text:p>202908,8104043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430653" calcext:value-type="float">
            <text:p>0,430653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758.49397562" calcext:value-type="float">
            <text:p>1758,49397562</text:p>
          </table:table-cell>
          <table:table-cell table:formula="of:=([.D206]-[.E206])^2" office:value-type="float" office:value="114585.891490072" calcext:value-type="float">
            <text:p>114585,89149007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77835" calcext:value-type="float">
            <text:p>0,277835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1133.2330159" calcext:value-type="float">
            <text:p>1133,2330159</text:p>
          </table:table-cell>
          <table:table-cell table:formula="of:=([.D207]-[.E207])^2" office:value-type="float" office:value="30252.1198699084" calcext:value-type="float">
            <text:p>30252,11986990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120364" calcext:value-type="float">
            <text:p>0,120364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488.93412056" calcext:value-type="float">
            <text:p>488,93412056</text:p>
          </table:table-cell>
          <table:table-cell table:formula="of:=([.D208]-[.E208])^2" office:value-type="float" office:value="154719.730035058" calcext:value-type="float">
            <text:p>154719,7300350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72058" calcext:value-type="float">
            <text:p>0,072058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291.28818932" calcext:value-type="float">
            <text:p>291,28818932</text:p>
          </table:table-cell>
          <table:table-cell table:formula="of:=([.D209]-[.E209])^2" office:value-type="float" office:value="86923.6612177098" calcext:value-type="float">
            <text:p>86923,66121770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801021" calcext:value-type="float">
            <text:p>0,0801021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324.200946234" calcext:value-type="float">
            <text:p>324,200946234</text:p>
          </table:table-cell>
          <table:table-cell table:formula="of:=([.D210]-[.E210])^2" office:value-type="float" office:value="107414.127838358" calcext:value-type="float">
            <text:p>107414,1278383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0652765" calcext:value-type="float">
            <text:p>0,00652765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23.168141081" calcext:value-type="float">
            <text:p>23,168141081</text:p>
          </table:table-cell>
          <table:table-cell table:formula="of:=([.D211]-[.E211])^2" office:value-type="float" office:value="615.443828944099" calcext:value-type="float">
            <text:p>615,44382894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1292" calcext:value-type="float">
            <text:p>0,01292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49.3226968" calcext:value-type="float">
            <text:p>49,3226968</text:p>
          </table:table-cell>
          <table:table-cell table:formula="of:=([.D212]-[.E212])^2" office:value-type="float" office:value="2794.46471296873" calcext:value-type="float">
            <text:p>2794,464712968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736221" calcext:value-type="float">
            <text:p>0,0736221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97.687767034" calcext:value-type="float">
            <text:p>297,687767034</text:p>
          </table:table-cell>
          <table:table-cell table:formula="of:=([.D213]-[.E213])^2" office:value-type="float" office:value="90738.1676322898" calcext:value-type="float">
            <text:p>90738,167632289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810668" calcext:value-type="float">
            <text:p>0,0810668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328.148054872" calcext:value-type="float">
            <text:p>328,148054872</text:p>
          </table:table-cell>
          <table:table-cell table:formula="of:=([.D214]-[.E214])^2" office:value-type="float" office:value="110016.965744771" calcext:value-type="float">
            <text:p>110016,9657447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811387" calcext:value-type="float">
            <text:p>0,0811387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328.442236598" calcext:value-type="float">
            <text:p>328,442236598</text:p>
          </table:table-cell>
          <table:table-cell table:formula="of:=([.D215]-[.E215])^2" office:value-type="float" office:value="110212.20541661" calcext:value-type="float">
            <text:p>110212,2054166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809581" calcext:value-type="float">
            <text:p>0,0809581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327.703304474" calcext:value-type="float">
            <text:p>327,703304474</text:p>
          </table:table-cell>
          <table:table-cell table:formula="of:=([.D216]-[.E216])^2" office:value-type="float" office:value="109695.628894659" calcext:value-type="float">
            <text:p>109695,6288946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811149" calcext:value-type="float">
            <text:p>0,0811149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328.344857946" calcext:value-type="float">
            <text:p>328,344857946</text:p>
          </table:table-cell>
          <table:table-cell table:formula="of:=([.D217]-[.E217])^2" office:value-type="float" office:value="110147.558933837" calcext:value-type="float">
            <text:p>110147,55893383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811034" calcext:value-type="float">
            <text:p>0,0811034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328.297805236" calcext:value-type="float">
            <text:p>328,297805236</text:p>
          </table:table-cell>
          <table:table-cell table:formula="of:=([.D218]-[.E218])^2" office:value-type="float" office:value="110116.328983845" calcext:value-type="float">
            <text:p>110116,3289838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811016" calcext:value-type="float">
            <text:p>0,0811016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328.290440464" calcext:value-type="float">
            <text:p>328,290440464</text:p>
          </table:table-cell>
          <table:table-cell table:formula="of:=([.D219]-[.E219])^2" office:value-type="float" office:value="110111.441218532" calcext:value-type="float">
            <text:p>110111,44121853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811031" calcext:value-type="float">
            <text:p>0,0811031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328.296577774" calcext:value-type="float">
            <text:p>328,296577774</text:p>
          </table:table-cell>
          <table:table-cell table:formula="of:=([.D220]-[.E220])^2" office:value-type="float" office:value="98079.5688222643" calcext:value-type="float">
            <text:p>98079,56882226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869011" calcext:value-type="float">
            <text:p>0,0869011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352.019326694" calcext:value-type="float">
            <text:p>352,019326694</text:p>
          </table:table-cell>
          <table:table-cell table:formula="of:=([.D221]-[.E221])^2" office:value-type="float" office:value="16645.9924494128" calcext:value-type="float">
            <text:p>16645,99244941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50646" calcext:value-type="float">
            <text:p>0,150646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612.83413484" calcext:value-type="float">
            <text:p>612,83413484</text:p>
          </table:table-cell>
          <table:table-cell table:formula="of:=([.D222]-[.E222])^2" office:value-type="float" office:value="3291.0280300302" calcext:value-type="float">
            <text:p>3291,02803003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297382" calcext:value-type="float">
            <text:p>0,297382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213.21034828" calcext:value-type="float">
            <text:p>1213,21034828</text:p>
          </table:table-cell>
          <table:table-cell table:formula="of:=([.D223]-[.E223])^2" office:value-type="float" office:value="930818.245858916" calcext:value-type="float">
            <text:p>930818,2458589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483215" calcext:value-type="float">
            <text:p>0,483215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1973.5535011" calcext:value-type="float">
            <text:p>1973,5535011</text:p>
          </table:table-cell>
          <table:table-cell table:formula="of:=([.D224]-[.E224])^2" office:value-type="float" office:value="197533.690514801" calcext:value-type="float">
            <text:p>197533,6905148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649723" calcext:value-type="float">
            <text:p>0,649723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654.82764342" calcext:value-type="float">
            <text:p>2654,82764342</text:p>
          </table:table-cell>
          <table:table-cell table:formula="of:=([.D225]-[.E225])^2" office:value-type="float" office:value="2225.13764388671" calcext:value-type="float">
            <text:p>2225,13764388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72238" calcext:value-type="float">
            <text:p>0,672238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746.94866652" calcext:value-type="float">
            <text:p>2746,94866652</text:p>
          </table:table-cell>
          <table:table-cell table:formula="of:=([.D226]-[.E226])^2" office:value-type="float" office:value="719187.792065741" calcext:value-type="float">
            <text:p>719187,7920657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62343" calcext:value-type="float">
            <text:p>0,762343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115.61687822" calcext:value-type="float">
            <text:p>3115,61687822</text:p>
          </table:table-cell>
          <table:table-cell table:formula="of:=([.D227]-[.E227])^2" office:value-type="float" office:value="347371.431263472" calcext:value-type="float">
            <text:p>347371,4312634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690235" calcext:value-type="float">
            <text:p>0,690235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820.5841119" calcext:value-type="float">
            <text:p>2820,5841119</text:p>
          </table:table-cell>
          <table:table-cell table:formula="of:=([.D228]-[.E228])^2" office:value-type="float" office:value="260524.006588946" calcext:value-type="float">
            <text:p>260524,0065889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60866" calcext:value-type="float">
            <text:p>0,60866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486.8167364" calcext:value-type="float">
            <text:p>2486,8167364</text:p>
          </table:table-cell>
          <table:table-cell table:formula="of:=([.D229]-[.E229])^2" office:value-type="float" office:value="102517.449786562" calcext:value-type="float">
            <text:p>102517,44978656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59523" calcext:value-type="float">
            <text:p>0,459523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876.61673542" calcext:value-type="float">
            <text:p>1876,61673542</text:p>
          </table:table-cell>
          <table:table-cell table:formula="of:=([.D230]-[.E230])^2" office:value-type="float" office:value="22916.7789184928" calcext:value-type="float">
            <text:p>22916,77891849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67077" calcext:value-type="float">
            <text:p>0,267077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1089.21622858" calcext:value-type="float">
            <text:p>1089,21622858</text:p>
          </table:table-cell>
          <table:table-cell table:formula="of:=([.D231]-[.E231])^2" office:value-type="float" office:value="17112.4901523946" calcext:value-type="float">
            <text:p>17112,490152394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123682" calcext:value-type="float">
            <text:p>0,123682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502.50985028" calcext:value-type="float">
            <text:p>502,50985028</text:p>
          </table:table-cell>
          <table:table-cell table:formula="of:=([.D232]-[.E232])^2" office:value-type="float" office:value="173322.278416618" calcext:value-type="float">
            <text:p>173322,2784166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720975" calcext:value-type="float">
            <text:p>0,0720975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291.44980515" calcext:value-type="float">
            <text:p>291,44980515</text:p>
          </table:table-cell>
          <table:table-cell table:formula="of:=([.D233]-[.E233])^2" office:value-type="float" office:value="31880.0652730501" calcext:value-type="float">
            <text:p>31880,06527305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959993" calcext:value-type="float">
            <text:p>0,0959993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389.244975922" calcext:value-type="float">
            <text:p>389,244975922</text:p>
          </table:table-cell>
          <table:table-cell table:formula="of:=([.D234]-[.E234])^2" office:value-type="float" office:value="152486.324497709" calcext:value-type="float">
            <text:p>152486,3244977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159811" calcext:value-type="float">
            <text:p>0,0159811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61.847309894" calcext:value-type="float">
            <text:p>61,847309894</text:p>
          </table:table-cell>
          <table:table-cell table:formula="of:=([.D235]-[.E235])^2" office:value-type="float" office:value="4275.50029517399" calcext:value-type="float">
            <text:p>4275,5002951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0876808" calcext:value-type="float">
            <text:p>0,00876808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32.3349500432" calcext:value-type="float">
            <text:p>32,3349500432</text:p>
          </table:table-cell>
          <table:table-cell table:formula="of:=([.D236]-[.E236])^2" office:value-type="float" office:value="1287.0120406021" calcext:value-type="float">
            <text:p>1287,01204060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77107" calcext:value-type="float">
            <text:p>0,077107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311.94637478" calcext:value-type="float">
            <text:p>311,94637478</text:p>
          </table:table-cell>
          <table:table-cell table:formula="of:=([.D237]-[.E237])^2" office:value-type="float" office:value="99525.3430379156" calcext:value-type="float">
            <text:p>99525,343037915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723114" calcext:value-type="float">
            <text:p>0,0723114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92.324985556" calcext:value-type="float">
            <text:p>292,324985556</text:p>
          </table:table-cell>
          <table:table-cell table:formula="of:=([.D238]-[.E238])^2" office:value-type="float" office:value="87459.1816278264" calcext:value-type="float">
            <text:p>87459,181627826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809693" calcext:value-type="float">
            <text:p>0,0809693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327.749129722" calcext:value-type="float">
            <text:p>327,749129722</text:p>
          </table:table-cell>
          <table:table-cell table:formula="of:=([.D239]-[.E239])^2" office:value-type="float" office:value="109752.48747196" calcext:value-type="float">
            <text:p>109752,48747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811054" calcext:value-type="float">
            <text:p>0,0811054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328.305988316" calcext:value-type="float">
            <text:p>328,305988316</text:p>
          </table:table-cell>
          <table:table-cell table:formula="of:=([.D240]-[.E240])^2" office:value-type="float" office:value="110121.759961423" calcext:value-type="float">
            <text:p>110121,7599614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811001" calcext:value-type="float">
            <text:p>0,0811001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328.284303154" calcext:value-type="float">
            <text:p>328,284303154</text:p>
          </table:table-cell>
          <table:table-cell table:formula="of:=([.D241]-[.E241])^2" office:value-type="float" office:value="110107.368163638" calcext:value-type="float">
            <text:p>110107,3681636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811041" calcext:value-type="float">
            <text:p>0,0811041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328.300669314" calcext:value-type="float">
            <text:p>328,300669314</text:p>
          </table:table-cell>
          <table:table-cell table:formula="of:=([.D242]-[.E242])^2" office:value-type="float" office:value="110118.229810764" calcext:value-type="float">
            <text:p>110118,22981076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810925" calcext:value-type="float">
            <text:p>0,0810925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328.25320745" calcext:value-type="float">
            <text:p>328,25320745</text:p>
          </table:table-cell>
          <table:table-cell table:formula="of:=([.D243]-[.E243])^2" office:value-type="float" office:value="110086.732509959" calcext:value-type="float">
            <text:p>110086,7325099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811024" calcext:value-type="float">
            <text:p>0,0811024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328.293713696" calcext:value-type="float">
            <text:p>328,293713696</text:p>
          </table:table-cell>
          <table:table-cell table:formula="of:=([.D244]-[.E244])^2" office:value-type="float" office:value="110113.613545279" calcext:value-type="float">
            <text:p>110113,6135452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811024" calcext:value-type="float">
            <text:p>0,0811024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328.293713696" calcext:value-type="float">
            <text:p>328,293713696</text:p>
          </table:table-cell>
          <table:table-cell table:formula="of:=([.D245]-[.E245])^2" office:value-type="float" office:value="96294.6092675305" calcext:value-type="float">
            <text:p>96294,60926753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877887" calcext:value-type="float">
            <text:p>0,0877887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355.650977598" calcext:value-type="float">
            <text:p>355,650977598</text:p>
          </table:table-cell>
          <table:table-cell table:formula="of:=([.D246]-[.E246])^2" office:value-type="float" office:value="38123.0127001881" calcext:value-type="float">
            <text:p>38123,01270018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31816" calcext:value-type="float">
            <text:p>0,131816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535.79043664" calcext:value-type="float">
            <text:p>535,79043664</text:p>
          </table:table-cell>
          <table:table-cell table:formula="of:=([.D247]-[.E247])^2" office:value-type="float" office:value="574884.618803215" calcext:value-type="float">
            <text:p>574884,6188032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383372" calcext:value-type="float">
            <text:p>0,383372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565.04187288" calcext:value-type="float">
            <text:p>1565,04187288</text:p>
          </table:table-cell>
          <table:table-cell table:formula="of:=([.D248]-[.E248])^2" office:value-type="float" office:value="776086.399558395" calcext:value-type="float">
            <text:p>776086,39955839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77867" calcext:value-type="float">
            <text:p>0,577867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60.82594518" calcext:value-type="float">
            <text:p>2360,82594518</text:p>
          </table:table-cell>
          <table:table-cell table:formula="of:=([.D249]-[.E249])^2" office:value-type="float" office:value="568777.080601245" calcext:value-type="float">
            <text:p>568777,08060124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741098" calcext:value-type="float">
            <text:p>0,741098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3028.69211092" calcext:value-type="float">
            <text:p>3028,69211092</text:p>
          </table:table-cell>
          <table:table-cell table:formula="of:=([.D250]-[.E250])^2" office:value-type="float" office:value="252311.409236531" calcext:value-type="float">
            <text:p>252311,4092365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812262" calcext:value-type="float">
            <text:p>0,812262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319.86246348" calcext:value-type="float">
            <text:p>3319,86246348</text:p>
          </table:table-cell>
          <table:table-cell table:formula="of:=([.D251]-[.E251])^2" office:value-type="float" office:value="133325.18408372" calcext:value-type="float">
            <text:p>133325,1840837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54614" calcext:value-type="float">
            <text:p>0,754614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3083.99336556" calcext:value-type="float">
            <text:p>3083,99336556</text:p>
          </table:table-cell>
          <table:table-cell table:formula="of:=([.D252]-[.E252])^2" office:value-type="float" office:value="304710.654462571" calcext:value-type="float">
            <text:p>304710,6544625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67439" calcext:value-type="float">
            <text:p>0,667439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727.31336606" calcext:value-type="float">
            <text:p>2727,31336606</text:p>
          </table:table-cell>
          <table:table-cell table:formula="of:=([.D253]-[.E253])^2" office:value-type="float" office:value="399025.531813546" calcext:value-type="float">
            <text:p>399025,5318135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70091" calcext:value-type="float">
            <text:p>0,570091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329.01013014" calcext:value-type="float">
            <text:p>2329,01013014</text:p>
          </table:table-cell>
          <table:table-cell table:formula="of:=([.D254]-[.E254])^2" office:value-type="float" office:value="226565.819331164" calcext:value-type="float">
            <text:p>226565,81933116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430764" calcext:value-type="float">
            <text:p>0,430764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758.94813656" calcext:value-type="float">
            <text:p>1758,94813656</text:p>
          </table:table-cell>
          <table:table-cell table:formula="of:=([.D255]-[.E255])^2" office:value-type="float" office:value="74011.5214191177" calcext:value-type="float">
            <text:p>74011,52141911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67" calcext:value-type="float">
            <text:p>0,267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1088.90118" calcext:value-type="float">
            <text:p>1088,90118</text:p>
          </table:table-cell>
          <table:table-cell table:formula="of:=([.D256]-[.E256])^2" office:value-type="float" office:value="21404.0398866579" calcext:value-type="float">
            <text:p>21404,03988665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124557" calcext:value-type="float">
            <text:p>0,124557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506.08994778" calcext:value-type="float">
            <text:p>506,08994778</text:p>
          </table:table-cell>
          <table:table-cell table:formula="of:=([.D257]-[.E257])^2" office:value-type="float" office:value="259722.683674246" calcext:value-type="float">
            <text:p>259722,68367424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442338" calcext:value-type="float">
            <text:p>0,0442338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177.444362052" calcext:value-type="float">
            <text:p>177,444362052</text:p>
          </table:table-cell>
          <table:table-cell table:formula="of:=([.D258]-[.E258])^2" office:value-type="float" office:value="22540.3245599738" calcext:value-type="float">
            <text:p>22540,32455997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798011" calcext:value-type="float">
            <text:p>0,0798011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322.969392694" calcext:value-type="float">
            <text:p>322,969392694</text:p>
          </table:table-cell>
          <table:table-cell table:formula="of:=([.D259]-[.E259])^2" office:value-type="float" office:value="3543.90180625605" calcext:value-type="float">
            <text:p>3543,90180625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03818" calcext:value-type="float">
            <text:p>0,103818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421.23549972" calcext:value-type="float">
            <text:p>421,23549972</text:p>
          </table:table-cell>
          <table:table-cell table:formula="of:=([.D260]-[.E260])^2" office:value-type="float" office:value="620573.149934186" calcext:value-type="float">
            <text:p>620573,1499341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38766" calcext:value-type="float">
            <text:p>0,338766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382.53463964" calcext:value-type="float">
            <text:p>1382,53463964</text:p>
          </table:table-cell>
          <table:table-cell table:formula="of:=([.D261]-[.E261])^2" office:value-type="float" office:value="427015.127336547" calcext:value-type="float">
            <text:p>427015,12733654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65184" calcext:value-type="float">
            <text:p>0,565184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308.93294336" calcext:value-type="float">
            <text:p>2308,93294336</text:p>
          </table:table-cell>
          <table:table-cell table:formula="of:=([.D262]-[.E262])^2" office:value-type="float" office:value="241146.435885263" calcext:value-type="float">
            <text:p>241146,4358852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87212" calcext:value-type="float">
            <text:p>0,687212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808.21538648" calcext:value-type="float">
            <text:p>2808,21538648</text:p>
          </table:table-cell>
          <table:table-cell table:formula="of:=([.D263]-[.E263])^2" office:value-type="float" office:value="2079983.12546123" calcext:value-type="float">
            <text:p>2079983,125461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289104" calcext:value-type="float">
            <text:p>0,289104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179.34058016" calcext:value-type="float">
            <text:p>1179,34058016</text:p>
          </table:table-cell>
          <table:table-cell table:formula="of:=([.D264]-[.E264])^2" office:value-type="float" office:value="82172.4557673246" calcext:value-type="float">
            <text:p>82172,455767324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298238" calcext:value-type="float">
            <text:p>0,298238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216.71270652" calcext:value-type="float">
            <text:p>1216,71270652</text:p>
          </table:table-cell>
          <table:table-cell table:formula="of:=([.D265]-[.E265])^2" office:value-type="float" office:value="4101790.4733785" calcext:value-type="float">
            <text:p>4101790,473378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51957" calcext:value-type="float">
            <text:p>0,51957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122.3014378" calcext:value-type="float">
            <text:p>2122,3014378</text:p>
          </table:table-cell>
          <table:table-cell table:formula="of:=([.D266]-[.E266])^2" office:value-type="float" office:value="1253725.89422447" calcext:value-type="float">
            <text:p>1253725,894224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3307" calcext:value-type="float">
            <text:p>0,53307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177.5372278" calcext:value-type="float">
            <text:p>2177,5372278</text:p>
          </table:table-cell>
          <table:table-cell table:formula="of:=([.D267]-[.E267])^2" office:value-type="float" office:value="269840.684667808" calcext:value-type="float">
            <text:p>269840,6846678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547681" calcext:value-type="float">
            <text:p>0,547681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2237.31871874" calcext:value-type="float">
            <text:p>2237,31871874</text:p>
          </table:table-cell>
          <table:table-cell table:formula="of:=([.D268]-[.E268])^2" office:value-type="float" office:value="69863.7807393434" calcext:value-type="float">
            <text:p>69863,78073934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323335" calcext:value-type="float">
            <text:p>0,323335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319.3980859" calcext:value-type="float">
            <text:p>1319,3980859</text:p>
          </table:table-cell>
          <table:table-cell table:formula="of:=([.D269]-[.E269])^2" office:value-type="float" office:value="145541.701510337" calcext:value-type="float">
            <text:p>145541,7015103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136146" calcext:value-type="float">
            <text:p>0,136146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553.50680484" calcext:value-type="float">
            <text:p>553,50680484</text:p>
          </table:table-cell>
          <table:table-cell table:formula="of:=([.D270]-[.E270])^2" office:value-type="float" office:value="188188.301518274" calcext:value-type="float">
            <text:p>188188,3015182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847406" calcext:value-type="float">
            <text:p>0,0847406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343.179554524" calcext:value-type="float">
            <text:p>343,179554524</text:p>
          </table:table-cell>
          <table:table-cell table:formula="of:=([.D271]-[.E271])^2" office:value-type="float" office:value="118728.176539339" calcext:value-type="float">
            <text:p>118728,17653933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766396" calcext:value-type="float">
            <text:p>0,0766396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310.033988984" calcext:value-type="float">
            <text:p>310,033988984</text:p>
          </table:table-cell>
          <table:table-cell table:formula="of:=([.D272]-[.E272])^2" office:value-type="float" office:value="98328.6465673377" calcext:value-type="float">
            <text:p>98328,646567337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107569" calcext:value-type="float">
            <text:p>0,0107569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40.472286626" calcext:value-type="float">
            <text:p>40,472286626</text:p>
          </table:table-cell>
          <table:table-cell table:formula="of:=([.D273]-[.E273])^2" office:value-type="float" office:value="1937.08137404918" calcext:value-type="float">
            <text:p>1937,08137404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149257" calcext:value-type="float">
            <text:p>0,0149257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57.529098578" calcext:value-type="float">
            <text:p>57,529098578</text:p>
          </table:table-cell>
          <table:table-cell table:formula="of:=([.D274]-[.E274])^2" office:value-type="float" office:value="3728.21351791625" calcext:value-type="float">
            <text:p>3728,213517916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717922" calcext:value-type="float">
            <text:p>0,0717922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90.200657988" calcext:value-type="float">
            <text:p>290,200657988</text:p>
          </table:table-cell>
          <table:table-cell table:formula="of:=([.D275]-[.E275])^2" office:value-type="float" office:value="86283.5741552232" calcext:value-type="float">
            <text:p>86283,574155223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809393" calcext:value-type="float">
            <text:p>0,0809393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327.626383522" calcext:value-type="float">
            <text:p>327,626383522</text:p>
          </table:table-cell>
          <table:table-cell table:formula="of:=([.D276]-[.E276])^2" office:value-type="float" office:value="109671.17357504" calcext:value-type="float">
            <text:p>109671,173575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811022" calcext:value-type="float">
            <text:p>0,0811022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328.292895388" calcext:value-type="float">
            <text:p>328,292895388</text:p>
          </table:table-cell>
          <table:table-cell table:formula="of:=([.D277]-[.E277])^2" office:value-type="float" office:value="110073.254127954" calcext:value-type="float">
            <text:p>110073,25412795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811213" calcext:value-type="float">
            <text:p>0,0811213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328.371043802" calcext:value-type="float">
            <text:p>328,371043802</text:p>
          </table:table-cell>
          <table:table-cell table:formula="of:=([.D278]-[.E278])^2" office:value-type="float" office:value="110145.027242016" calcext:value-type="float">
            <text:p>110145,0272420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811125" calcext:value-type="float">
            <text:p>0,0811125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328.33503825" calcext:value-type="float">
            <text:p>328,33503825</text:p>
          </table:table-cell>
          <table:table-cell table:formula="of:=([.D279]-[.E279])^2" office:value-type="float" office:value="110048.135725454" calcext:value-type="float">
            <text:p>110048,13572545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811457" calcext:value-type="float">
            <text:p>0,0811457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328.470877378" calcext:value-type="float">
            <text:p>328,470877378</text:p>
          </table:table-cell>
          <table:table-cell table:formula="of:=([.D280]-[.E280])^2" office:value-type="float" office:value="110231.222697309" calcext:value-type="float">
            <text:p>110231,22269730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811064" calcext:value-type="float">
            <text:p>0,0811064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328.310079856" calcext:value-type="float">
            <text:p>328,310079856</text:p>
          </table:table-cell>
          <table:table-cell table:formula="of:=([.D281]-[.E281])^2" office:value-type="float" office:value="110124.475500434" calcext:value-type="float">
            <text:p>110124,4755004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810958" calcext:value-type="float">
            <text:p>0,0810958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328.266709532" calcext:value-type="float">
            <text:p>328,266709532</text:p>
          </table:table-cell>
          <table:table-cell table:formula="of:=([.D282]-[.E282])^2" office:value-type="float" office:value="110095.692490453" calcext:value-type="float">
            <text:p>110095,6924904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811028" calcext:value-type="float">
            <text:p>0,0811028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328.295350312" calcext:value-type="float">
            <text:p>328,295350312</text:p>
          </table:table-cell>
          <table:table-cell table:formula="of:=([.D283]-[.E283])^2" office:value-type="float" office:value="110114.699716688" calcext:value-type="float">
            <text:p>110114,69971668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810917" calcext:value-type="float">
            <text:p>0,0810917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328.249934218" calcext:value-type="float">
            <text:p>328,249934218</text:p>
          </table:table-cell>
          <table:table-cell table:formula="of:=([.D284]-[.E284])^2" office:value-type="float" office:value="110084.560448385" calcext:value-type="float">
            <text:p>110084,56044838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811024" calcext:value-type="float">
            <text:p>0,0811024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328.293713696" calcext:value-type="float">
            <text:p>328,293713696</text:p>
          </table:table-cell>
          <table:table-cell table:formula="of:=([.D285]-[.E285])^2" office:value-type="float" office:value="110067.161650987" calcext:value-type="float">
            <text:p>110067,16165098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811242" calcext:value-type="float">
            <text:p>0,0811242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328.382909268" calcext:value-type="float">
            <text:p>328,382909268</text:p>
          </table:table-cell>
          <table:table-cell table:formula="of:=([.D286]-[.E286])^2" office:value-type="float" office:value="110172.817696933" calcext:value-type="float">
            <text:p>110172,81769693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811041" calcext:value-type="float">
            <text:p>0,0811041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328.300669314" calcext:value-type="float">
            <text:p>328,300669314</text:p>
          </table:table-cell>
          <table:table-cell table:formula="of:=([.D287]-[.E287])^2" office:value-type="float" office:value="110118.229810764" calcext:value-type="float">
            <text:p>110118,22981076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811011" calcext:value-type="float">
            <text:p>0,0811011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328.288394694" calcext:value-type="float">
            <text:p>328,288394694</text:p>
          </table:table-cell>
          <table:table-cell table:formula="of:=([.D288]-[.E288])^2" office:value-type="float" office:value="110096.810775914" calcext:value-type="float">
            <text:p>110096,8107759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8111" calcext:value-type="float">
            <text:p>0,08111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328.3248094" calcext:value-type="float">
            <text:p>328,3248094</text:p>
          </table:table-cell>
          <table:table-cell table:formula="of:=([.D289]-[.E289])^2" office:value-type="float" office:value="96332.5250773881" calcext:value-type="float">
            <text:p>96332,525077388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877746" calcext:value-type="float">
            <text:p>0,0877746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355.593286884" calcext:value-type="float">
            <text:p>355,593286884</text:p>
          </table:table-cell>
          <table:table-cell table:formula="of:=([.D290]-[.E290])^2" office:value-type="float" office:value="29512.8783456293" calcext:value-type="float">
            <text:p>29512,878345629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38895" calcext:value-type="float">
            <text:p>0,138895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564.7544483" calcext:value-type="float">
            <text:p>564,7544483</text:p>
          </table:table-cell>
          <table:table-cell table:formula="of:=([.D291]-[.E291])^2" office:value-type="float" office:value="89189.192093816" calcext:value-type="float">
            <text:p>89189,1920938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37259" calcext:value-type="float">
            <text:p>0,337259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376.36868886" calcext:value-type="float">
            <text:p>1376,36868886</text:p>
          </table:table-cell>
          <table:table-cell table:formula="of:=([.D292]-[.E292])^2" office:value-type="float" office:value="417015.997530654" calcext:value-type="float">
            <text:p>417015,99753065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300082" calcext:value-type="float">
            <text:p>0,300082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224.25750628" calcext:value-type="float">
            <text:p>1224,25750628</text:p>
          </table:table-cell>
          <table:table-cell table:formula="of:=([.D293]-[.E293])^2" office:value-type="float" office:value="364763.225524254" calcext:value-type="float">
            <text:p>364763,2255242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43679" calcext:value-type="float">
            <text:p>0,243679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993.48237566" calcext:value-type="float">
            <text:p>993,48237566</text:p>
          </table:table-cell>
          <table:table-cell table:formula="of:=([.D294]-[.E294])^2" office:value-type="float" office:value="1011063.25620908" calcext:value-type="float">
            <text:p>1011063,256209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466147" calcext:value-type="float">
            <text:p>0,466147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1903.71909638" calcext:value-type="float">
            <text:p>1903,71909638</text:p>
          </table:table-cell>
          <table:table-cell table:formula="of:=([.D295]-[.E295])^2" office:value-type="float" office:value="3212277.38726729" calcext:value-type="float">
            <text:p>3212277,3872672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607287" calcext:value-type="float">
            <text:p>0,607287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481.19905198" calcext:value-type="float">
            <text:p>2481,19905198</text:p>
          </table:table-cell>
          <table:table-cell table:formula="of:=([.D296]-[.E296])^2" office:value-type="float" office:value="1308283.65943912" calcext:value-type="float">
            <text:p>1308283,659439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698.047958448046" calcext:value-type="float">
            <text:p>698,04795844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3:39:32.4722245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3:40:08.046829961</dc:date>
    <meta:editing-duration>PT42M</meta:editing-duration>
    <meta:editing-cycles>19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429cm" svg:y="1.475cm" svg:width="10.028cm" svg:height="6.16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328.523658244">
                <text:p>328.523658244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80.942832108">
                <text:p>380.942832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57.18642844">
                <text:p>657.18642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662.64146804">
                <text:p>1662.64146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439.95632878">
                <text:p>2439.95632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907.37385838">
                <text:p>2907.37385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786.39111212">
                <text:p>2786.39111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813.894444">
                <text:p>2813.89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769.91857208">
                <text:p>2769.91857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402.5719278">
                <text:p>2402.5719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68.81979756">
                <text:p>1368.81979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226.98656346">
                <text:p>1226.98656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578.5633958">
                <text:p>578.5633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327.769996576">
                <text:p>327.769996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370.372338518">
                <text:p>370.372338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58.992233282">
                <text:p>58.992233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46.273681192">
                <text:p>46.273681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74.42899875">
                <text:p>274.42899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327.656660918">
                <text:p>327.656660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328.65417837">
                <text:p>328.65417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329.567410098">
                <text:p>329.567410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328.75646687">
                <text:p>328.75646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328.768332336">
                <text:p>328.768332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329.141889938">
                <text:p>329.1418899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328.192243504">
                <text:p>328.192243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355.739764016">
                <text:p>355.739764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687.86070382">
                <text:p>687.86070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536.76523994">
                <text:p>1536.76523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2055.63388504">
                <text:p>2055.63388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2120.27203396">
                <text:p>2120.27203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208.71783736">
                <text:p>1208.71783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095.94782866">
                <text:p>2095.94782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597.77520966">
                <text:p>2597.77520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187.65969776">
                <text:p>2187.65969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734.6280228">
                <text:p>1734.6280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901.07494476">
                <text:p>901.07494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615.89051522">
                <text:p>615.89051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437.80214518">
                <text:p>437.80214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229.5754915">
                <text:p>229.5754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41.357388406">
                <text:p>141.357388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178.137468928">
                <text:p>178.1374689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82.65299415">
                <text:p>282.65299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322.036930728">
                <text:p>322.036930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335.596294288">
                <text:p>335.5962942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302.296886844">
                <text:p>302.296886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327.530641486">
                <text:p>327.530641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328.796973116">
                <text:p>328.796973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328.853027214">
                <text:p>328.853027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328.308852394">
                <text:p>328.3088523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328.276938382">
                <text:p>328.276938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328.204518124">
                <text:p>328.204518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328.19183435">
                <text:p>328.19183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77.01208963">
                <text:p>377.012089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628.35334606">
                <text:p>628.35334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628.54666522">
                <text:p>1628.546665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398.33309236">
                <text:p>2398.33309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960.50250528">
                <text:p>2960.50250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296.2460946">
                <text:p>3296.24609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872.14979052">
                <text:p>2872.14979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2970.1298989">
                <text:p>2970.1298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287.2518729">
                <text:p>2287.2518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798.2514698">
                <text:p>1798.2514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121.87490086">
                <text:p>1121.87490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511.9531246">
                <text:p>511.9531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61.856822114">
                <text:p>161.856822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300.521976792">
                <text:p>300.5219767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51.26822407">
                <text:p>51.26822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18.059444237">
                <text:p>18.059444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327.404622054">
                <text:p>327.4046220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328.331765018">
                <text:p>328.331765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369.67800418">
                <text:p>369.67800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31.95932194">
                <text:p>731.959321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054.97822186">
                <text:p>1054.978221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517.78867742">
                <text:p>1517.78867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623.27267016">
                <text:p>1623.27267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111.8680108">
                <text:p>2111.8680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396.51235706">
                <text:p>2396.51235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522.1543506">
                <text:p>1522.15435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850.12401392">
                <text:p>1850.124013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972.08362146">
                <text:p>972.08362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1155.75285206">
                <text:p>1155.75285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734.89295612">
                <text:p>734.89295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383.552825474">
                <text:p>383.5528254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383.975481556">
                <text:p>383.975481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94.255579926">
                <text:p>94.2555799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00.878964878">
                <text:p>100.878964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261.766091604">
                <text:p>261.7660916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327.255689998">
                <text:p>327.255689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328.498290696">
                <text:p>328.498290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328.821113202">
                <text:p>328.821113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328.334629096">
                <text:p>328.3346290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331.25230627">
                <text:p>331.25230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328.57234757">
                <text:p>328.572347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327.996667892">
                <text:p>327.996667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355.214819434">
                <text:p>355.2148194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22.44649144">
                <text:p>722.446491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857.0336082">
                <text:p>857.03360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852.05420402">
                <text:p>852.0542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791.75819582">
                <text:p>1791.758195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539.3111946">
                <text:p>2539.31119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166.81431824">
                <text:p>3166.81431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302.1379122">
                <text:p>3302.1379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359.422150016">
                <text:p>359.4221500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1105.84424714">
                <text:p>1105.844247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780.51362712">
                <text:p>780.513627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210.026522534">
                <text:p>210.026522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527.03863258">
                <text:p>527.038632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46.490225336">
                <text:p>146.4902253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31.949812162">
                <text:p>231.949812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10.509222576">
                <text:p>110.5092225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77.545933922">
                <text:p>277.5459339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328.06295084">
                <text:p>328.062950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329.344830322">
                <text:p>329.3448303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330.606661258">
                <text:p>330.6066612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329.138207552">
                <text:p>329.138207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328.354677642">
                <text:p>328.3546776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327.939795486">
                <text:p>327.939795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327.90338078">
                <text:p>327.903380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356.295395148">
                <text:p>356.295395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527.99605294">
                <text:p>527.996052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501.20975734">
                <text:p>1501.20975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60.0635896">
                <text:p>2260.0635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911.08079362">
                <text:p>2911.080793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3000.46457646">
                <text:p>3000.46457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3001.22151136">
                <text:p>3001.221511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724.1260564">
                <text:p>2724.1260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468.61347494">
                <text:p>2468.613474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864.23164384">
                <text:p>1864.231643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139.29258664">
                <text:p>1139.292586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527.2554842">
                <text:p>527.25548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312.301929606">
                <text:p>312.3019296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903.0634332">
                <text:p>903.06343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279.088853656">
                <text:p>279.0888536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69.525493858">
                <text:p>69.5254938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411.8668899">
                <text:p>1411.86688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237.104334254">
                <text:p>237.1043342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578.23198106">
                <text:p>578.231981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793.82340674">
                <text:p>793.823406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394.068083274">
                <text:p>394.0680832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241.83169957">
                <text:p>241.831699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595.81025368">
                <text:p>1595.81025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939.50268844">
                <text:p>939.502688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593.20865326">
                <text:p>-593.20865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121.90354164">
                <text:p>1121.903541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438.18838574">
                <text:p>-438.18838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1543.11121848">
                <text:p>1543.11121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1592.47564858">
                <text:p>1592.47564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-374.109141184">
                <text:p>-374.109141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1554.48160814">
                <text:p>1554.481608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-208.241382816">
                <text:p>-208.241382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018.94812062">
                <text:p>1018.948120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-58.179243468">
                <text:p>-58.1792434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803.14904318">
                <text:p>1803.149043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685.32087426">
                <text:p>1685.320874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390.858679298">
                <text:p>390.858679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320.306209308">
                <text:p>320.3062093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31.7739180784">
                <text:p>31.77391807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44.26759913">
                <text:p>44.26759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95.407551792">
                <text:p>295.4075517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327.507319708">
                <text:p>327.5073197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77.774752686">
                <text:p>377.7747526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614.79807404">
                <text:p>614.798074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591.55914362">
                <text:p>1591.559143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336.35444444">
                <text:p>2336.35444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956.86103468">
                <text:p>2956.861034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218.74414392">
                <text:p>3218.744143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074.65647128">
                <text:p>3074.65647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15.65523946">
                <text:p>2615.655239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420.82837928">
                <text:p>2420.828379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840.31659254">
                <text:p>1840.316592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147.92573604">
                <text:p>1147.925736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508.75763186">
                <text:p>508.757631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288.079194498">
                <text:p>288.0791944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313.987234932">
                <text:p>313.9872349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27.008869679">
                <text:p>27.0088696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44.939020844">
                <text:p>44.9390208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98.132517432">
                <text:p>298.1325174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327.578921658">
                <text:p>327.578921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328.396002196">
                <text:p>328.396002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328.825613896">
                <text:p>328.8256138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328.32890094">
                <text:p>328.32890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328.268346148">
                <text:p>328.268346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351.67318241">
                <text:p>351.673182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72.92116214">
                <text:p>572.92116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308.07679472">
                <text:p>1308.076794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048.04407834">
                <text:p>2048.044078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866.64666922">
                <text:p>2866.646669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315.75046578">
                <text:p>3315.750465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292.42459624">
                <text:p>3292.424596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835.75963376">
                <text:p>2835.759633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361.54605622">
                <text:p>2361.546056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758.49397562">
                <text:p>1758.493975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1133.2330159">
                <text:p>1133.23301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488.93412056">
                <text:p>488.934120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291.28818932">
                <text:p>291.288189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324.200946234">
                <text:p>324.2009462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23.168141081">
                <text:p>23.168141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49.3226968">
                <text:p>49.32269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97.687767034">
                <text:p>297.6877670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328.148054872">
                <text:p>328.1480548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328.442236598">
                <text:p>328.4422365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327.703304474">
                <text:p>327.7033044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328.344857946">
                <text:p>328.3448579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328.297805236">
                <text:p>328.2978052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328.290440464">
                <text:p>328.2904404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328.296577774">
                <text:p>328.2965777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352.019326694">
                <text:p>352.019326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612.83413484">
                <text:p>612.834134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213.21034828">
                <text:p>1213.210348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1973.5535011">
                <text:p>1973.55350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654.82764342">
                <text:p>2654.827643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746.94866652">
                <text:p>2746.948666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115.61687822">
                <text:p>3115.616878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820.5841119">
                <text:p>2820.5841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86.8167364">
                <text:p>2486.81673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876.61673542">
                <text:p>1876.616735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1089.21622858">
                <text:p>1089.216228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502.50985028">
                <text:p>502.509850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291.44980515">
                <text:p>291.449805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389.244975922">
                <text:p>389.2449759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61.847309894">
                <text:p>61.8473098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32.3349500432">
                <text:p>32.33495004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311.94637478">
                <text:p>311.946374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92.324985556">
                <text:p>292.3249855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327.749129722">
                <text:p>327.7491297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328.305988316">
                <text:p>328.3059883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328.284303154">
                <text:p>328.2843031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328.300669314">
                <text:p>328.3006693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328.25320745">
                <text:p>328.25320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355.650977598">
                <text:p>355.6509775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535.79043664">
                <text:p>535.790436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565.04187288">
                <text:p>1565.041872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60.82594518">
                <text:p>2360.825945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3028.69211092">
                <text:p>3028.692110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319.86246348">
                <text:p>3319.862463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083.99336556">
                <text:p>3083.993365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27.31336606">
                <text:p>2727.313366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329.01013014">
                <text:p>2329.010130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758.94813656">
                <text:p>1758.948136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1088.90118">
                <text:p>1088.901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506.08994778">
                <text:p>506.089947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77.444362052">
                <text:p>177.4443620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322.969392694">
                <text:p>322.9693926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21.23549972">
                <text:p>421.235499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382.53463964">
                <text:p>1382.534639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308.93294336">
                <text:p>2308.932943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808.21538648">
                <text:p>2808.215386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179.34058016">
                <text:p>1179.340580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216.71270652">
                <text:p>1216.712706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122.3014378">
                <text:p>2122.30143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177.5372278">
                <text:p>2177.53722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237.31871874">
                <text:p>2237.318718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319.3980859">
                <text:p>1319.39808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553.50680484">
                <text:p>553.506804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343.179554524">
                <text:p>343.1795545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310.033988984">
                <text:p>310.0339889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40.472286626">
                <text:p>40.4722866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57.529098578">
                <text:p>57.5290985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90.200657988">
                <text:p>290.2006579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327.626383522">
                <text:p>327.6263835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328.292895388">
                <text:p>328.2928953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328.371043802">
                <text:p>328.3710438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328.33503825">
                <text:p>328.335038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328.470877378">
                <text:p>328.4708773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328.310079856">
                <text:p>328.3100798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328.266709532">
                <text:p>328.2667095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328.295350312">
                <text:p>328.2953503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328.249934218">
                <text:p>328.2499342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328.293713696">
                <text:p>328.293713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328.382909268">
                <text:p>328.3829092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328.300669314">
                <text:p>328.3006693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328.288394694">
                <text:p>328.2883946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328.3248094">
                <text:p>328.32480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355.593286884">
                <text:p>355.5932868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64.7544483">
                <text:p>564.75444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376.36868886">
                <text:p>1376.368688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224.25750628">
                <text:p>1224.257506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993.48237566">
                <text:p>993.482375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1903.71909638">
                <text:p>1903.719096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481.19905198">
                <text:p>2481.19905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